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B0000063AD898AD291DE7D558.png" manifest:media-type="image/png"/>
  <manifest:file-entry manifest:full-path="Pictures/100002010000041B0000063AACB32E02267EBE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25.5cm" fo:min-width="8.9cm"/>
    </style:style>
    <style:style style:name="gr2" style:family="graphic" style:parent-style-name="standard">
      <style:graphic-properties draw:stroke="none" svg:stroke-color="#000000" draw:fill="none" draw:fill-color="#ffffff" fo:min-height="0.276cm" fo:min-width="0.802cm"/>
      <style:paragraph-properties style:writing-mode="lr-tb"/>
    </style:style>
    <style:style style:name="gr3" style:family="graphic" style:parent-style-name="standard">
      <style:graphic-properties draw:stroke="none" svg:stroke-color="#000000" draw:fill="none" draw:fill-color="#ffffff" fo:min-height="0.276cm" fo:min-width="0.667cm"/>
      <style:paragraph-properties style:writing-mode="lr-tb"/>
    </style:style>
    <style:style style:name="gr4" style:family="graphic" style:parent-style-name="standard">
      <style:graphic-properties draw:stroke="none" svg:stroke-color="#000000" draw:fill="none" draw:fill-color="#ffffff" fo:min-height="0.276cm" fo:min-width="0.734cm"/>
      <style:paragraph-properties style:writing-mode="lr-tb"/>
    </style:style>
    <style:style style:name="gr5" style:family="graphic" style:parent-style-name="standard">
      <style:graphic-properties draw:stroke="none" svg:stroke-color="#000000" draw:fill="none" draw:fill-color="#ffffff" fo:min-height="0.276cm" fo:min-width="0.146cm"/>
      <style:paragraph-properties style:writing-mode="lr-tb"/>
    </style:style>
    <style:style style:name="gr6"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7"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8"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9"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10"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11" style:family="graphic" style:parent-style-name="standard">
      <style:graphic-properties draw:stroke="none" svg:stroke-width="0.035cm" draw:stroke-linejoin="miter" draw:fill="solid" draw:fill-color="#ffffff" draw:opacity="0%"/>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graphic-properties draw:stroke="none" svg:stroke-color="#000000" draw:fill="none" draw:fill-color="#ffffff" fo:min-height="0.826cm" fo:min-width="1.183cm"/>
      <style:paragraph-properties style:writing-mode="lr-tb"/>
    </style:style>
    <style:style style:name="gr14" style:family="graphic" style:parent-style-name="standard">
      <style:graphic-properties draw:stroke="none" svg:stroke-color="#000000" draw:fill="none" draw:fill-color="#ffffff" fo:min-height="0.826cm" fo:min-width="1.467cm"/>
      <style:paragraph-properties style:writing-mode="lr-tb"/>
    </style:style>
    <style:style style:name="gr15" style:family="graphic" style:parent-style-name="standard">
      <style:graphic-properties draw:stroke="none" svg:stroke-color="#000000" draw:fill="none" draw:fill-color="#ffffff" fo:min-height="0.826cm" fo:min-width="1.81cm"/>
      <style:paragraph-properties style:writing-mode="lr-tb"/>
    </style:style>
    <style:style style:name="gr16"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17" style:family="graphic" style:parent-style-name="standard">
      <style:graphic-properties draw:stroke="none" svg:stroke-color="#000000" draw:fill="none" draw:fill-color="#ffffff" fo:min-height="0.276cm" fo:min-width="1.077cm"/>
      <style:paragraph-properties style:writing-mode="lr-tb"/>
    </style:style>
    <style:style style:name="gr18" style:family="graphic" style:parent-style-name="standard">
      <style:graphic-properties draw:stroke="none" svg:stroke-color="#000000" draw:fill="none" draw:fill-color="#ffffff" fo:min-height="0.276cm" fo:min-width="0.993cm"/>
      <style:paragraph-properties style:writing-mode="lr-tb"/>
    </style:style>
    <style:style style:name="gr19" style:family="graphic" style:parent-style-name="standard">
      <style:graphic-properties draw:stroke="none" svg:stroke-color="#000000" draw:fill="none" draw:fill-color="#ffffff" fo:min-height="0.276cm" fo:min-width="0.616cm"/>
      <style:paragraph-properties style:writing-mode="lr-tb"/>
    </style:style>
    <style:style style:name="gr20" style:family="graphic" style:parent-style-name="standard">
      <style:graphic-properties draw:stroke="none" svg:stroke-color="#000000" draw:fill="none" draw:fill-color="#ffffff" fo:min-height="0.551cm" fo:min-width="1.141cm"/>
      <style:paragraph-properties style:writing-mode="lr-tb"/>
    </style:style>
    <style:style style:name="gr21" style:family="graphic" style:parent-style-name="standard">
      <style:graphic-properties draw:stroke="none" svg:stroke-color="#000000" draw:fill="none" draw:fill-color="#ffffff" fo:min-height="0.395cm" fo:min-width="0.277cm"/>
      <style:paragraph-properties style:writing-mode="lr-tb"/>
    </style:style>
    <style:style style:name="gr22" style:family="graphic" style:parent-style-name="standard">
      <style:graphic-properties svg:stroke-width="0.035cm" svg:stroke-color="#808080" draw:marker-start-width="0.252cm" draw:marker-end-width="0.252cm" draw:fill="none" draw:textarea-vertical-align="middle" draw:auto-grow-height="false" fo:min-height="1.475cm" fo:min-width="0.038cm" fo:padding-top="0.017cm" fo:padding-bottom="0.017cm" fo:padding-left="0.017cm" fo:padding-right="0.017cm"/>
    </style:style>
    <style:style style:name="gr23" style:family="graphic" style:parent-style-name="standard">
      <style:graphic-properties svg:stroke-width="0.035cm" svg:stroke-color="#808080" draw:marker-start-width="0.252cm" draw:marker-end-width="0.252cm" draw:fill="none" draw:textarea-vertical-align="middle" draw:auto-grow-height="false" fo:min-height="3.291cm" fo:min-width="0.038cm" fo:padding-top="0.017cm" fo:padding-bottom="0.017cm" fo:padding-left="0.017cm" fo:padding-right="0.017cm"/>
    </style:style>
    <style:style style:name="gr24"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25" style:family="graphic" style:parent-style-name="standard">
      <style:graphic-properties draw:stroke="none" svg:stroke-color="#000000" draw:fill="none" draw:fill-color="#ffffff" fo:min-height="0.276cm" fo:min-width="1.932cm"/>
      <style:paragraph-properties style:writing-mode="lr-tb"/>
    </style:style>
    <style:style style:name="gr26" style:family="graphic" style:parent-style-name="standard">
      <style:graphic-properties draw:stroke="none" svg:stroke-color="#000000" draw:fill="none" draw:fill-color="#ffffff" fo:min-height="0.319cm" fo:min-width="0.167cm"/>
      <style:paragraph-properties style:writing-mode="lr-tb"/>
    </style:style>
    <style:style style:name="gr27" style:family="graphic" style:parent-style-name="standard">
      <style:graphic-properties draw:stroke="none" svg:stroke-color="#000000" draw:fill="none" draw:fill-color="#ffffff" fo:min-height="0.319cm" fo:min-width="0.176cm"/>
      <style:paragraph-properties style:writing-mode="lr-tb"/>
    </style:style>
    <style:style style:name="gr28"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29" style:family="graphic" style:parent-style-name="Default_5f_1">
      <style:graphic-properties draw:stroke="none" svg:stroke-color="#000000" draw:fill="none" draw:fill-color="#ffffff" fo:min-height="0.551cm" fo:min-width="0.641cm"/>
      <style:paragraph-properties style:writing-mode="lr-tb"/>
    </style:style>
    <style:style style:name="gr30"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083cm" fo:padding-top="0.151cm" fo:padding-bottom="0.151cm" fo:padding-left="0.276cm" fo:padding-right="0.276cm"/>
    </style:style>
    <style:style style:name="gr31"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799cm" fo:padding-top="0.151cm" fo:padding-bottom="0.151cm" fo:padding-left="0.276cm" fo:padding-right="0.276cm"/>
    </style:style>
    <style:style style:name="gr32"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33" style:family="graphic" style:parent-style-name="Default_5f_1">
      <style:graphic-properties svg:stroke-color="#000000" draw:fill-color="#000000" draw:textarea-vertical-align="middle" draw:auto-grow-height="false" fo:min-height="0.717cm" fo:min-width="0.741cm"/>
    </style:style>
    <style:style style:name="gr34"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35" style:family="graphic" style:parent-style-name="standard">
      <style:graphic-properties draw:stroke="none" draw:fill-color="#999999" draw:textarea-horizontal-align="justify" draw:textarea-vertical-align="middle" draw:auto-grow-height="false" fo:min-height="0.095cm" fo:min-width="0.065cm"/>
    </style:style>
    <style:style style:name="gr36"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185cm" fo:min-width="0cm" fo:padding-top="0.139cm" fo:padding-bottom="0.139cm" fo:padding-left="0.264cm" fo:padding-right="0.264cm"/>
    </style:style>
    <style:style style:name="gr37"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38"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39" style:family="graphic" style:parent-style-name="standard">
      <style:graphic-properties draw:stroke="none" draw:fill-color="#756bb1" draw:textarea-horizontal-align="justify" draw:textarea-vertical-align="middle" draw:auto-grow-height="false" fo:min-height="0.023cm" fo:min-width="0.043cm"/>
    </style:style>
    <style:style style:name="gr40" style:family="graphic" style:parent-style-name="standard">
      <style:graphic-properties draw:stroke="none" draw:fill-color="#756bb1" draw:textarea-horizontal-align="justify" draw:textarea-vertical-align="middle" draw:auto-grow-height="false" fo:min-height="0.023cm" fo:min-width="0.042cm"/>
    </style:style>
    <style:style style:name="gr41" style:family="graphic" style:parent-style-name="standard">
      <style:graphic-properties draw:stroke="none" draw:fill-color="#dddddd" draw:textarea-horizontal-align="justify" draw:textarea-vertical-align="middle" draw:auto-grow-height="false" fo:min-height="0.183cm" fo:min-width="0.107cm"/>
    </style:style>
    <style:style style:name="gr42"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43" style:family="graphic" style:parent-style-name="Default_5f_1">
      <style:graphic-properties draw:stroke="none" svg:stroke-color="#000000" draw:fill="none" draw:fill-color="#ffffff" fo:min-height="0.276cm" fo:min-width="0.463cm"/>
      <style:paragraph-properties style:writing-mode="lr-tb"/>
    </style:style>
    <style:style style:name="gr44" style:family="graphic" style:parent-style-name="Default_5f_1">
      <style:graphic-properties draw:stroke="none" svg:stroke-color="#000000" draw:fill="none" draw:fill-color="#ffffff" fo:min-height="0.276cm" fo:min-width="0.51cm"/>
      <style:paragraph-properties style:writing-mode="lr-tb"/>
    </style:style>
    <style:style style:name="gr45"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46" style:family="graphic" style:parent-style-name="Default_5f_1">
      <style:graphic-properties draw:stroke="none" svg:stroke-color="#000000" draw:fill="none" draw:fill-color="#ffffff" fo:min-height="0.276cm" fo:min-width="1.399cm"/>
      <style:paragraph-properties style:writing-mode="lr-tb"/>
    </style:style>
    <style:style style:name="gr47"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48" style:family="graphic" style:parent-style-name="Default_5f_1">
      <style:graphic-properties svg:stroke-color="#000000" draw:fill-color="#000000" draw:textarea-vertical-align="middle" draw:auto-grow-height="false" fo:min-height="0.678cm" fo:min-width="0.677cm"/>
    </style:style>
    <style:style style:name="gr49" style:family="graphic" style:parent-style-name="Default_5f_1">
      <style:graphic-properties draw:stroke="none" svg:stroke-color="#000000" draw:fill="none" draw:fill-color="#ffffff" fo:min-height="0.276cm" fo:min-width="0.493cm"/>
      <style:paragraph-properties style:writing-mode="lr-tb"/>
    </style:style>
    <style:style style:name="gr50" style:family="graphic" style:parent-style-name="standard">
      <style:graphic-properties draw:stroke="none" svg:stroke-color="#000000" draw:fill="none" draw:fill-color="#ffffff" fo:min-height="0.276cm" fo:min-width="0.967cm"/>
      <style:paragraph-properties style:writing-mode="lr-tb"/>
    </style:style>
    <style:style style:name="gr51" style:family="graphic" style:parent-style-name="standard">
      <style:graphic-properties draw:stroke="none" svg:stroke-color="#000000" draw:fill="none" draw:fill-color="#ffffff" fo:min-height="0.276cm" fo:min-width="1.399cm"/>
      <style:paragraph-properties style:writing-mode="lr-tb"/>
    </style:style>
    <style:style style:name="gr52"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53"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54" style:family="graphic" style:parent-style-name="standard">
      <style:graphic-properties draw:stroke="none" svg:stroke-color="#000000" draw:fill-color="#a9a9a9" draw:textarea-vertical-align="middle" draw:auto-grow-height="false" fo:min-height="0.851cm" fo:min-width="0.876cm"/>
    </style:style>
    <style:style style:name="gr55" style:family="graphic" style:parent-style-name="standard">
      <style:graphic-properties draw:stroke="none" svg:stroke-width="0.011cm" svg:stroke-color="#000000" draw:marker-start-width="0.217cm" draw:marker-end-width="0.217cm" draw:fill-color="#a9a9a9" draw:textarea-vertical-align="middle" draw:auto-grow-height="false" fo:min-height="1.036cm" fo:min-width="1.067cm" fo:padding-top="0.006cm" fo:padding-bottom="0.006cm" fo:padding-left="0.006cm" fo:padding-right="0.006cm"/>
    </style:style>
    <style:style style:name="gr56"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57" style:family="graphic" style:parent-style-name="standard">
      <style:graphic-properties draw:stroke="none" draw:fill-color="#a9a9a9" draw:textarea-horizontal-align="justify" draw:textarea-vertical-align="middle" draw:auto-grow-height="false" fo:min-height="1.555cm" fo:min-width="0.115cm"/>
    </style:style>
    <style:style style:name="gr58" style:family="graphic" style:parent-style-name="standard">
      <style:graphic-properties draw:stroke="none" draw:textarea-horizontal-align="justify" draw:textarea-vertical-align="middle" draw:auto-grow-height="false" fo:min-height="1.487cm" fo:min-width="0.052cm"/>
    </style:style>
    <style:style style:name="gr59"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60" style:family="graphic" style:parent-style-name="standard">
      <style:graphic-properties svg:stroke-color="#000000" draw:fill-color="#000000" draw:textarea-vertical-align="middle" draw:auto-grow-height="false" fo:min-height="0.851cm" fo:min-width="0.876cm"/>
    </style:style>
    <style:style style:name="gr61"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paragraph-properties style:writing-mode="lr-tb"/>
    </style:style>
    <style:style style:name="gr62" style:family="graphic" style:parent-style-name="standard">
      <style:graphic-properties draw:stroke="none" draw:textarea-horizontal-align="justify" draw:textarea-vertical-align="middle" draw:auto-grow-height="false" fo:min-height="1.488cm" fo:min-width="0.051cm"/>
    </style:style>
    <style:style style:name="gr63" style:family="graphic" style:parent-style-name="standard">
      <style:graphic-properties draw:stroke="none" draw:textarea-horizontal-align="justify" draw:textarea-vertical-align="middle" draw:auto-grow-height="false" fo:min-height="1.488cm" fo:min-width="0.052cm"/>
    </style:style>
    <style:style style:name="gr64"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paragraph-properties style:writing-mode="lr-tb"/>
    </style:style>
    <style:style style:name="gr65" style:family="graphic" style:parent-style-name="standard">
      <style:graphic-properties svg:stroke-width="0.028cm" svg:stroke-color="#a9a9a9" draw:marker-start-width="0.242cm" draw:marker-end-width="0.242cm" draw:fill-color="#dddddd" draw:textarea-horizontal-align="justify" draw:textarea-vertical-align="middle" draw:auto-grow-height="false" fo:min-height="0cm" fo:min-width="0cm" fo:padding-top="0.139cm" fo:padding-bottom="0.139cm" fo:padding-left="0.264cm" fo:padding-right="0.264cm"/>
    </style:style>
    <style:style style:name="gr66" style:family="graphic" style:parent-style-name="objectwithoutfill">
      <style:graphic-properties svg:stroke-width="0.028cm" svg:stroke-color="#a9a9a9" draw:marker-start-width="0.242cm" draw:marker-end-width="0.242cm" draw:fill="none" draw:textarea-vertical-align="middle" fo:padding-top="0.139cm" fo:padding-bottom="0.139cm" fo:padding-left="0.264cm" fo:padding-right="0.264cm"/>
    </style:style>
    <style:style style:name="gr67"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68"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cm" fo:min-width="0cm" fo:padding-top="0.139cm" fo:padding-bottom="0.139cm" fo:padding-left="0.264cm" fo:padding-right="0.264cm"/>
    </style:style>
    <style:style style:name="gr69"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70"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79cm" fo:min-width="0cm" fo:padding-top="0.139cm" fo:padding-bottom="0.139cm" fo:padding-left="0.264cm" fo:padding-right="0.264cm"/>
    </style:style>
    <style:style style:name="gr71"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72" style:family="graphic" style:parent-style-name="standard">
      <style:graphic-properties svg:stroke-color="#ffffff" draw:fill-color="#ffffff" draw:textarea-horizontal-align="justify" draw:textarea-vertical-align="middle" draw:auto-grow-height="false" fo:min-height="0.03cm" fo:min-width="0.373cm"/>
    </style:style>
    <style:style style:name="gr73" style:family="graphic" style:parent-style-name="standard">
      <style:graphic-properties draw:stroke="none" draw:fill-color="#999999" draw:textarea-horizontal-align="justify" draw:textarea-vertical-align="middle" draw:auto-grow-height="false" fo:min-height="0.108cm" fo:min-width="0.073cm"/>
    </style:style>
    <style:style style:name="gr74"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51cm" fo:min-width="0cm" fo:padding-top="0.139cm" fo:padding-bottom="0.139cm" fo:padding-left="0.264cm" fo:padding-right="0.264cm"/>
    </style:style>
    <style:style style:name="gr75"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76"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77" style:family="graphic" style:parent-style-name="standard">
      <style:graphic-properties draw:stroke="none" svg:stroke-color="#000000" draw:fill="none" draw:fill-color="#ffffff" fo:min-height="0.276cm" fo:min-width="0.722cm"/>
      <style:paragraph-properties style:writing-mode="lr-tb"/>
    </style:style>
    <style:style style:name="gr78" style:family="graphic" style:parent-style-name="standard">
      <style:graphic-properties draw:stroke="none" svg:stroke-color="#000000" draw:fill="none" draw:fill-color="#ffffff" fo:min-height="0.335cm" fo:min-width="0.451cm"/>
      <style:paragraph-properties style:writing-mode="lr-tb"/>
    </style:style>
    <style:style style:name="gr79" style:family="graphic" style:parent-style-name="standard">
      <style:graphic-properties draw:stroke="none" svg:stroke-color="#000000" draw:fill="none" draw:fill-color="#ffffff" fo:min-height="0.335cm" fo:min-width="0.273cm"/>
      <style:paragraph-properties style:writing-mode="lr-tb"/>
    </style:style>
    <style:style style:name="gr80" style:family="graphic" style:parent-style-name="objectwithoutfill">
      <style:graphic-properties svg:stroke-width="0.035cm" svg:stroke-color="#a9a9a9" draw:marker-start-width="0.252cm" draw:marker-end="Arrow" draw:marker-end-width="0.1cm" draw:fill="none" draw:textarea-vertical-align="middle" fo:padding-top="0.142cm" fo:padding-bottom="0.142cm" fo:padding-left="0.267cm" fo:padding-right="0.267cm"/>
    </style:style>
    <style:style style:name="gr81"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204cm" fo:min-width="0.558cm" fo:padding-top="0.009cm" fo:padding-bottom="0.009cm" fo:padding-left="0.009cm" fo:padding-right="0.009cm"/>
      <style:paragraph-properties style:writing-mode="lr-tb"/>
    </style:style>
    <style:style style:name="gr82"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164cm" fo:min-width="0.371cm" fo:padding-top="0.009cm" fo:padding-bottom="0.009cm" fo:padding-left="0.009cm" fo:padding-right="0.009cm"/>
      <style:paragraph-properties style:writing-mode="lr-tb"/>
    </style:style>
    <style:style style:name="gr83" style:family="graphic" style:parent-style-name="standard">
      <style:graphic-properties draw:stroke="none" draw:fill-color="#a9a9a9" draw:textarea-vertical-align="middle" draw:auto-grow-height="false" fo:min-height="0.701cm" fo:min-width="0.701cm"/>
    </style:style>
    <style:style style:name="gr84" style:family="graphic" style:parent-style-name="standard">
      <style:graphic-properties draw:stroke="none" svg:stroke-color="#000000" draw:fill="none" draw:fill-color="#ffffff" fo:min-height="0.3cm" fo:min-width="0.3cm"/>
      <style:paragraph-properties style:writing-mode="lr-tb"/>
    </style:style>
    <style:style style:name="gr85" style:family="graphic" style:parent-style-name="standard">
      <style:graphic-properties draw:stroke="none" svg:stroke-color="#000000" draw:fill="none" draw:fill-color="#ffffff" fo:min-height="0.335cm" fo:min-width="0.443cm"/>
      <style:paragraph-properties style:writing-mode="lr-tb"/>
    </style:style>
    <style:style style:name="gr86" style:family="graphic" style:parent-style-name="standard">
      <style:graphic-properties draw:stroke="none" svg:stroke-color="#000000" draw:fill="none" draw:fill-color="#ffffff" fo:min-height="0.276cm" fo:min-width="0.324cm"/>
      <style:paragraph-properties style:writing-mode="lr-tb"/>
    </style:style>
    <style:style style:name="gr87"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88" style:family="graphic" style:parent-style-name="standard">
      <style:graphic-properties draw:stroke="none" svg:stroke-color="#000000" draw:fill="none" draw:fill-color="#ffffff" fo:min-height="0.276cm" fo:min-width="1.653cm"/>
      <style:paragraph-properties style:writing-mode="lr-tb"/>
    </style:style>
    <style:style style:name="gr89" style:family="graphic" style:parent-style-name="standard">
      <style:graphic-properties draw:stroke="none" svg:stroke-width="0.044cm" draw:stroke-linejoin="miter" draw:fill="solid" draw:fill-color="#ffffff" draw:opacity="0%"/>
    </style:style>
    <style:style style:name="gr90" style:family="graphic" style:parent-style-name="standard">
      <style:graphic-properties draw:stroke="none" svg:stroke-width="0.044cm" draw:stroke-linejoin="miter" draw:fill="solid" draw:fill-color="#000000"/>
    </style:style>
    <style:style style:name="gr91" style:family="graphic" style:parent-style-name="standard">
      <style:graphic-properties draw:stroke="none" svg:stroke-color="#000000" draw:fill="none" draw:fill-color="#ffffff" fo:min-height="0.276cm" fo:min-width="0.595cm"/>
      <style:paragraph-properties style:writing-mode="lr-tb"/>
    </style:style>
    <style:style style:name="gr92" style:family="graphic" style:parent-style-name="standard">
      <style:graphic-properties draw:stroke="none" svg:stroke-color="#000000" draw:fill="none" draw:fill-color="#ffffff" fo:min-height="0.276cm" fo:min-width="0.561cm"/>
      <style:paragraph-properties style:writing-mode="lr-tb"/>
    </style:style>
    <style:style style:name="gr93" style:family="graphic" style:parent-style-name="standard">
      <style:graphic-properties draw:stroke="none" svg:stroke-color="#000000" draw:fill="none" draw:fill-color="#ffffff" fo:min-height="0.276cm" fo:min-width="0.493cm"/>
      <style:paragraph-properties style:writing-mode="lr-tb"/>
    </style:style>
    <style:style style:name="gr94" style:family="graphic" style:parent-style-name="standard">
      <style:graphic-properties draw:stroke="none" svg:stroke-color="#000000" draw:fill-color="#a9a9a9" draw:textarea-vertical-align="middle" draw:auto-grow-height="false" fo:min-height="0.849cm" fo:min-width="0.877cm"/>
    </style:style>
    <style:style style:name="gr95"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6" style:family="graphic" style:parent-style-name="standard">
      <style:graphic-properties draw:stroke="none" svg:stroke-color="#000000" draw:fill="none" draw:fill-color="#ffffff" fo:min-height="0.276cm" fo:min-width="1.026cm"/>
      <style:paragraph-properties style:writing-mode="lr-tb"/>
    </style:style>
    <style:style style:name="gr97"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8" style:family="graphic" style:parent-style-name="standard">
      <style:graphic-properties draw:stroke="none" draw:fill-color="#ffcc99" draw:opacity="29%" draw:textarea-horizontal-align="justify" draw:textarea-vertical-align="middle" draw:auto-grow-height="false" fo:min-height="0.746cm" fo:min-width="3.83cm"/>
    </style:style>
    <style:style style:name="gr99"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1"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2" style:family="graphic" style:parent-style-name="standard">
      <style:graphic-properties draw:stroke="none" draw:fill-color="#cccc99" draw:textarea-horizontal-align="justify" draw:textarea-vertical-align="middle" draw:auto-grow-height="false" fo:min-height="0.187cm" fo:min-width="0.186cm"/>
      <style:paragraph-properties style:writing-mode="lr-tb"/>
    </style:style>
    <style:style style:name="gr103"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4"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06"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paragraph-properties style:writing-mode="lr-tb"/>
    </style:style>
    <style:style style:name="gr107"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8" style:family="graphic" style:parent-style-name="standard">
      <style:graphic-properties draw:stroke="none" svg:stroke-color="#000000" draw:fill="none" draw:fill-color="#ffffff" fo:min-height="0.335cm" fo:min-width="1.567cm"/>
      <style:paragraph-properties style:writing-mode="lr-tb"/>
    </style:style>
    <style:style style:name="gr109" style:family="graphic" style:parent-style-name="standard">
      <style:graphic-properties draw:stroke="none" svg:stroke-color="#000000" draw:fill="none" draw:fill-color="#ffffff" fo:min-height="0.276cm" fo:min-width="0.701cm"/>
      <style:paragraph-properties style:writing-mode="lr-tb"/>
    </style:style>
    <style:style style:name="gr110" style:family="graphic" style:parent-style-name="standard">
      <style:graphic-properties draw:stroke="none" svg:stroke-color="#000000" draw:fill="none" draw:fill-color="#ffffff" fo:min-height="0.276cm" fo:min-width="1.103cm"/>
      <style:paragraph-properties style:writing-mode="lr-tb"/>
    </style:style>
    <style:style style:name="gr111" style:family="graphic" style:parent-style-name="standard">
      <style:graphic-properties draw:stroke="none" svg:stroke-color="#000000" draw:fill="none" draw:fill-color="#ffffff" fo:min-height="0.276cm" fo:min-width="1.2cm"/>
      <style:paragraph-properties style:writing-mode="lr-tb"/>
    </style:style>
    <style:style style:name="gr112"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3" style:family="graphic" style:parent-style-name="standard">
      <style:graphic-properties draw:stroke="none" svg:stroke-color="#000000" draw:fill="none" draw:fill-color="#ffffff" fo:min-height="0.276cm" fo:min-width="0.599cm"/>
      <style:paragraph-properties style:writing-mode="lr-tb"/>
    </style:style>
    <style:style style:name="gr114" style:family="graphic" style:parent-style-name="standard">
      <style:graphic-properties draw:stroke="none" svg:stroke-color="#000000" draw:fill="none" draw:fill-color="#ffffff" fo:min-height="0.276cm" fo:min-width="0.345cm"/>
      <style:paragraph-properties style:writing-mode="lr-tb"/>
    </style:style>
    <style:style style:name="gr115"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6"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paragraph-properties style:writing-mode="lr-tb"/>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paragraph-properties style:writing-mode="lr-tb"/>
    </style:style>
    <style:style style:name="gr118"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19"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0"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1" style:family="graphic" style:parent-style-name="standard">
      <style:graphic-properties draw:stroke="none" svg:stroke-color="#000000" draw:fill="none" draw:fill-color="#ffffff" fo:min-height="0.276cm" fo:min-width="0.997cm"/>
      <style:paragraph-properties style:writing-mode="lr-tb"/>
    </style:style>
    <style:style style:name="gr122"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3"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4" style:family="graphic" style:parent-style-name="standard">
      <style:graphic-properties draw:stroke="none" draw:fill-color="#cccc99" draw:textarea-horizontal-align="justify" draw:textarea-vertical-align="middle" draw:auto-grow-height="false" fo:min-height="0.187cm" fo:min-width="0.187cm"/>
      <style:paragraph-properties style:writing-mode="lr-tb"/>
    </style:style>
    <style:style style:name="gr125" style:family="graphic" style:parent-style-name="standard">
      <style:graphic-properties draw:stroke="none" draw:opacity="50%" draw:textarea-horizontal-align="justify" draw:textarea-vertical-align="middle" draw:auto-grow-height="false" fo:min-height="1.61cm" fo:min-width="0.058cm"/>
    </style:style>
    <style:style style:name="gr126"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7"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8"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29"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0"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1"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gr1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14cm, 0.801cm, 0cm)" draw:image-opacity="100%" style:mirror="none"/>
    </style:style>
    <style:style style:name="gr1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894cm, 0cm)" draw:image-opacity="100%" style:mirror="none"/>
    </style:style>
    <style:style style:name="P1" style:family="paragraph">
      <loext:graphic-properties draw:fill="solid" draw:fill-color="#ffffff"/>
      <style:paragraph-properties fo:text-align="center"/>
    </style:style>
    <style:style style:name="P2" style:family="paragraph">
      <loext:graphic-properties draw:fill="none" draw:fill-color="#ffffff"/>
      <style:paragraph-properties style:writing-mode="lr-tb"/>
      <style:text-properties style:font-name="Arial" fo:font-size="5pt" style:font-size-asian="12pt" style:font-size-complex="12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Arial" fo:font-size="5pt" fo:font-weight="bold" style:font-size-asian="12pt" style:font-weight-asian="bold" style:font-size-complex="12pt" style:font-weight-complex="bold"/>
    </style:style>
    <style:style style:name="P5" style:family="paragraph">
      <loext:graphic-properties draw:fill="none"/>
      <style:paragraph-properties fo:text-align="center"/>
      <style:text-properties style:font-name="Arial" fo:font-size="5pt"/>
    </style:style>
    <style:style style:name="P6" style:family="paragraph">
      <loext:graphic-properties draw:fill="solid" draw:fill-color="#ffffff" draw:opacity="0%"/>
      <style:text-properties style:font-name="Arial" fo:font-size="5pt"/>
    </style:style>
    <style:style style:name="P7" style:family="paragraph">
      <loext:graphic-properties draw:fill="solid" draw:fill-color="#000000"/>
      <style:text-properties style:font-name="Arial" fo:font-size="5pt"/>
    </style:style>
    <style:style style:name="P8" style:family="paragraph">
      <loext:graphic-properties draw:fill="none" draw:fill-color="#ffffff"/>
      <style:paragraph-properties fo:text-align="center" style:writing-mode="lr-tb"/>
      <style:text-properties style:font-name="Arial" fo:font-size="5pt" fo:font-weight="normal" style:font-size-asian="12pt" style:font-weight-asian="normal" style:font-size-complex="12pt" style:font-weight-complex="normal"/>
    </style:style>
    <style:style style:name="P9" style:family="paragraph">
      <loext:graphic-properties draw:fill="none" draw:fill-color="#000000"/>
      <style:paragraph-properties fo:text-align="center"/>
      <style:text-properties style:font-name="Arial" fo:font-size="5pt"/>
    </style:style>
    <style:style style:name="P10" style:family="paragraph">
      <loext:graphic-properties draw:fill="none" draw:fill-color="#ffffff"/>
      <style:paragraph-properties fo:text-align="center" style:writing-mode="lr-tb"/>
      <style:text-properties style:font-name="Arial" fo:font-size="7pt" fo:font-weight="normal" style:font-size-asian="14pt" style:font-weight-asian="normal" style:font-size-complex="14pt" style:font-weight-complex="normal"/>
    </style:style>
    <style:style style:name="P11" style:family="paragraph">
      <loext:graphic-properties draw:fill="none" draw:fill-color="#ffffff"/>
      <style:paragraph-properties fo:text-align="center" style:writing-mode="lr-tb"/>
      <style:text-properties style:font-name="Arial" fo:font-size="5pt" fo:font-weight="normal" style:font-size-asian="20pt" style:font-weight-asian="normal" style:font-size-complex="20pt" style:font-weight-complex="normal"/>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style:font-name="Arial" fo:font-size="7pt" fo:font-weight="bold" style:font-size-asian="7pt" style:font-weight-asian="bold" style:font-size-complex="7pt" style:font-weight-complex="bold"/>
    </style:style>
    <style:style style:name="P14" style:family="paragraph">
      <loext:graphic-properties draw:fill="none"/>
      <style:paragraph-properties fo:text-align="center"/>
      <style:text-properties style:font-name="Arial"/>
    </style:style>
    <style:style style:name="P15" style:family="paragraph">
      <loext:graphic-properties draw:fill="none" draw:fill-color="#ffffff"/>
      <style:paragraph-properties fo:text-align="center" style:writing-mode="lr-tb"/>
      <style:text-properties style:font-name="Arial" fo:font-size="5pt" style:font-size-asian="5pt" style:font-size-complex="5pt"/>
    </style:style>
    <style:style style:name="P16" style:family="paragraph">
      <loext:graphic-properties draw:fill="solid" draw:fill-color="#ffcc99" draw:opacity="30%"/>
      <style:paragraph-properties fo:text-align="center"/>
      <style:text-properties style:font-name="Arial"/>
    </style:style>
    <style:style style:name="P17" style:family="paragraph">
      <loext:graphic-properties draw:fill="solid" draw:fill-color="#ffffff" draw:opacity="100%"/>
      <style:paragraph-properties fo:text-align="center"/>
      <style:text-properties style:font-name="Arial"/>
    </style:style>
    <style:style style:name="P18" style:family="paragraph">
      <loext:graphic-properties draw:fill-color="#000000"/>
      <style:paragraph-properties fo:text-align="center"/>
      <style:text-properties style:font-name="Arial"/>
    </style:style>
    <style:style style:name="P19" style:family="paragraph">
      <style:paragraph-properties fo:text-align="center" style:writing-mode="lr-tb"/>
      <style:text-properties style:font-name="Arial" fo:font-size="5pt" style:font-size-asian="5pt" style:font-size-complex="5pt"/>
    </style:style>
    <style:style style:name="P20" style:family="paragraph">
      <loext:graphic-properties draw:fill-color="#ffcc00"/>
      <style:paragraph-properties fo:text-align="center" style:writing-mode="lr-tb"/>
      <style:text-properties style:font-name="Arial" fo:font-size="5pt" style:font-size-asian="5pt" style:font-size-complex="5pt"/>
    </style:style>
    <style:style style:name="P21" style:family="paragraph">
      <loext:graphic-properties draw:fill-color="#999999"/>
      <style:paragraph-properties fo:text-align="center"/>
      <style:text-properties style:font-name="Arial"/>
    </style:style>
    <style:style style:name="P22" style:family="paragraph">
      <loext:graphic-properties draw:fill-color="#dddddd"/>
      <style:paragraph-properties fo:text-align="center"/>
      <style:text-properties style:font-name="Arial"/>
    </style:style>
    <style:style style:name="P23" style:family="paragraph">
      <loext:graphic-properties draw:fill="solid" draw:fill-color="#dddddd"/>
      <style:paragraph-properties fo:text-align="center"/>
      <style:text-properties style:font-name="Arial"/>
    </style:style>
    <style:style style:name="P24" style:family="paragraph">
      <loext:graphic-properties draw:fill-color="#756bb1"/>
      <style:paragraph-properties fo:text-align="center"/>
      <style:text-properties style:font-name="Arial"/>
    </style:style>
    <style:style style:name="P25" style:family="paragraph">
      <loext:graphic-properties draw:fill-color="#dddddd"/>
      <style:paragraph-properties fo:text-align="center" style:writing-mode="lr-tb"/>
      <style:text-properties style:font-name="Arial" fo:font-size="5pt" style:font-size-asian="5pt" style:font-size-complex="5pt"/>
    </style:style>
    <style:style style:name="P26" style:family="paragraph">
      <loext:graphic-properties draw:fill="none" draw:fill-color="#ffffff"/>
      <style:paragraph-properties style:writing-mode="lr-tb"/>
      <style:text-properties style:font-name="Arial" fo:font-size="5pt" style:font-size-asian="5pt" style:font-size-complex="5pt"/>
    </style:style>
    <style:style style:name="P27" style:family="paragraph">
      <loext:graphic-properties draw:fill="solid" draw:fill-color="#ffcc99" draw:opacity="30%"/>
      <style:paragraph-properties fo:text-align="center"/>
    </style:style>
    <style:style style:name="P28" style:family="paragraph">
      <loext:graphic-properties draw:fill="solid" draw:fill-color="#ffffff" draw:opacity="100%"/>
      <style:paragraph-properties fo:text-align="center"/>
    </style:style>
    <style:style style:name="P29" style:family="paragraph">
      <loext:graphic-properties draw:fill-color="#a9a9a9"/>
      <style:paragraph-properties fo:text-align="center"/>
    </style:style>
    <style:style style:name="P30" style:family="paragraph">
      <style:paragraph-properties fo:text-align="center" style:writing-mode="lr-tb"/>
      <style:text-properties style:font-name="DejaVu Sans" fo:font-size="5pt" style:font-size-asian="5pt" style:font-size-complex="5pt"/>
    </style:style>
    <style:style style:name="P31" style:family="paragraph">
      <loext:graphic-properties draw:fill-color="#ffcc00"/>
      <style:paragraph-properties fo:text-align="center" style:writing-mode="lr-tb"/>
      <style:text-properties style:font-name="DejaVu Sans" fo:font-size="5pt" style:font-size-asian="5pt" style:font-size-complex="5pt"/>
    </style:style>
    <style:style style:name="P32" style:family="paragraph">
      <loext:graphic-properties draw:fill-color="#dddddd"/>
      <style:paragraph-properties fo:text-align="center" style:writing-mode="lr-tb"/>
      <style:text-properties style:font-name="DejaVu Sans" fo:font-size="5pt" style:font-size-asian="5pt" style:font-size-complex="5pt"/>
    </style:style>
    <style:style style:name="P33" style:family="paragraph">
      <loext:graphic-properties draw:fill-color="#000000"/>
      <style:paragraph-properties fo:text-align="center"/>
    </style:style>
    <style:style style:name="P34" style:family="paragraph">
      <style:paragraph-properties fo:text-align="center" style:writing-mode="lr-tb"/>
      <style:text-properties fo:color="#000000" style:font-name="Arial" fo:font-size="5pt" style:font-size-asian="5pt" style:font-size-complex="5pt"/>
    </style:style>
    <style:style style:name="P35" style:family="paragraph">
      <loext:graphic-properties draw:fill="solid" draw:fill-color="#dddddd"/>
      <style:paragraph-properties fo:text-align="center" style:writing-mode="lr-tb"/>
      <style:text-properties fo:color="#000000" style:font-name="Arial" fo:font-size="5pt" style:font-size-asian="5pt" style:font-size-complex="5pt"/>
    </style:style>
    <style:style style:name="P36" style:family="paragraph">
      <loext:graphic-properties draw:fill-color="#fffafa"/>
      <style:paragraph-properties fo:text-align="center" style:writing-mode="lr-tb"/>
      <style:text-properties style:font-name="Arial" fo:font-size="5pt" style:font-size-asian="5pt" style:font-size-complex="5pt"/>
    </style:style>
    <style:style style:name="P37" style:family="paragraph">
      <loext:graphic-properties draw:fill-color="#dddddd"/>
      <style:paragraph-properties fo:text-align="center"/>
    </style:style>
    <style:style style:name="P38" style:family="paragraph">
      <loext:graphic-properties draw:fill="solid" draw:fill-color="#999999" draw:opacity="100%"/>
      <style:paragraph-properties fo:text-align="center"/>
    </style:style>
    <style:style style:name="P39" style:family="paragraph">
      <loext:graphic-properties draw:fill-color="#999999"/>
      <style:paragraph-properties fo:text-align="center"/>
    </style:style>
    <style:style style:name="P40" style:family="paragraph">
      <loext:graphic-properties draw:fill-color="#ffffff"/>
      <style:paragraph-properties fo:text-align="center"/>
    </style:style>
    <style:style style:name="P41" style:family="paragraph">
      <style:paragraph-properties fo:text-align="center" style:writing-mode="lr-tb"/>
      <style:text-properties style:font-name="Arial" fo:font-size="5pt" style:font-size-asian="12pt" style:font-size-complex="12pt"/>
    </style:style>
    <style:style style:name="P42" style:family="paragraph">
      <loext:graphic-properties draw:fill-color="#ffcc00"/>
      <style:paragraph-properties fo:text-align="center" style:writing-mode="lr-tb"/>
      <style:text-properties style:font-name="Arial" fo:font-size="5pt" style:font-size-asian="12pt" style:font-size-complex="12pt"/>
    </style:style>
    <style:style style:name="P43" style:family="paragraph">
      <loext:graphic-properties draw:fill-color="#dddddd"/>
      <style:paragraph-properties fo:text-align="center" style:writing-mode="lr-tb"/>
      <style:text-properties style:font-name="Arial" fo:font-size="5pt" style:font-size-asian="12pt" style:font-size-complex="12pt"/>
    </style:style>
    <style:style style:name="P44" style:family="paragraph">
      <loext:graphic-properties draw:fill-color="#999999"/>
      <style:paragraph-properties fo:text-align="center"/>
      <style:text-properties style:font-name="Arial" fo:font-size="5pt"/>
    </style:style>
    <style:style style:name="P45" style:family="paragraph">
      <loext:graphic-properties draw:fill-color="#dddddd"/>
      <style:paragraph-properties fo:text-align="center"/>
      <style:text-properties style:font-name="Arial" fo:font-size="5pt"/>
    </style:style>
    <style:style style:name="P46" style:family="paragraph">
      <loext:graphic-properties draw:fill="none" draw:fill-color="#ffffff"/>
      <style:paragraph-properties style:writing-mode="lr-tb"/>
      <style:text-properties style:text-position="0% 100%" style:font-name="Arial" fo:font-size="5pt" style:font-size-asian="5pt" style:font-size-complex="5pt"/>
    </style:style>
    <style:style style:name="P47" style:family="paragraph">
      <loext:graphic-properties draw:fill="none"/>
      <style:paragraph-properties fo:text-align="center"/>
      <style:text-properties fo:color="#a9a9a9"/>
    </style:style>
    <style:style style:name="P48" style:family="paragraph">
      <loext:graphic-properties draw:fill-color="#ffffff"/>
      <style:paragraph-properties fo:text-align="center" style:writing-mode="lr-tb"/>
      <style:text-properties style:font-name="Arial" fo:font-size="5pt" style:font-size-asian="5pt" style:font-size-complex="5pt"/>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style:writing-mode="lr-tb"/>
      <style:text-properties fo:color="#808080"/>
    </style:style>
    <style:style style:name="P51" style:family="paragraph">
      <loext:graphic-properties draw:fill="none" draw:fill-color="#ffffff"/>
      <style:paragraph-properties style:writing-mode="lr-tb"/>
      <style:text-properties style:font-name="Arial" fo:font-size="7pt" style:font-size-asian="7pt" style:font-size-complex="7pt"/>
    </style:style>
    <style:style style:name="P52" style:family="paragraph">
      <loext:graphic-properties draw:fill="solid" draw:fill-color="#ffffff" draw:opacity="0%"/>
    </style:style>
    <style:style style:name="P53" style:family="paragraph">
      <loext:graphic-properties draw:fill="solid" draw:fill-color="#000000"/>
    </style:style>
    <style:style style:name="P54" style:family="paragraph">
      <loext:graphic-properties draw:fill="none" draw:fill-color="#ffffff"/>
      <style:paragraph-properties fo:text-align="center" style:writing-mode="lr-tb"/>
      <style:text-properties fo:color="#4dac26" style:font-name="Arial" fo:font-size="5pt" fo:font-weight="normal" style:font-size-asian="12pt" style:font-weight-asian="normal" style:font-size-complex="12pt" style:font-weight-complex="normal"/>
    </style:style>
    <style:style style:name="P55" style:family="paragraph">
      <loext:graphic-properties draw:fill-color="#ffcc99" draw:opacity="29%"/>
      <style:paragraph-properties fo:text-align="center"/>
    </style:style>
    <style:style style:name="P56" style:family="paragraph">
      <loext:graphic-properties draw:fill="solid" draw:fill-color="#dddddd" draw:opacity="100%"/>
      <style:paragraph-properties fo:text-align="center"/>
    </style:style>
    <style:style style:name="P57" style:family="paragraph">
      <loext:graphic-properties draw:fill-color="#cccc99"/>
      <style:paragraph-properties fo:text-align="center" style:writing-mode="lr-tb"/>
      <style:text-properties style:font-name="Arial" fo:font-size="5pt" style:font-size-asian="5pt" style:font-size-complex="5pt"/>
    </style:style>
    <style:style style:name="P58" style:family="paragraph">
      <loext:graphic-properties draw:fill="none" draw:fill-color="#cccccc" draw:opacity="100%"/>
      <style:paragraph-properties fo:text-align="center"/>
    </style:style>
    <style:style style:name="P59" style:family="paragraph">
      <loext:graphic-properties draw:fill="none" draw:fill-color="#ffffff"/>
      <style:paragraph-properties style:writing-mode="lr-tb"/>
      <style:text-properties fo:color="#000000" style:font-name="Arial" fo:font-size="5pt" fo:font-weight="normal" style:font-size-asian="12pt" style:font-weight-asian="normal" style:font-size-complex="12pt" style:font-weight-complex="normal"/>
    </style:style>
    <style:style style:name="P60" style:family="paragraph">
      <loext:graphic-properties draw:fill="none" draw:fill-color="#ffffff"/>
      <style:paragraph-properties style:writing-mode="lr-tb"/>
      <style:text-properties style:font-name="Arial" fo:font-size="5pt" fo:background-color="#ffffff" style:font-size-asian="12pt" style:font-size-complex="12pt"/>
    </style:style>
    <style:style style:name="P61" style:family="paragraph">
      <style:paragraph-properties fo:text-align="center" style:writing-mode="lr-tb"/>
      <style:text-properties style:font-name="Arial" fo:font-size="7pt" style:font-size-asian="7pt" style:font-size-complex="7pt"/>
    </style:style>
    <style:style style:name="P62" style:family="paragraph">
      <loext:graphic-properties draw:fill="solid" draw:fill-color="#dddddd"/>
      <style:paragraph-properties fo:text-align="center" style:writing-mode="lr-tb"/>
      <style:text-properties style:font-name="Arial" fo:font-size="7pt" style:font-size-asian="7pt" style:font-size-complex="7pt"/>
    </style:style>
    <style:style style:name="P63" style:family="paragraph">
      <loext:graphic-properties draw:fill="none" draw:fill-color="#b2b2b2"/>
      <style:paragraph-properties fo:text-align="center"/>
    </style:style>
    <style:style style:name="P64" style:family="paragraph">
      <loext:graphic-properties draw:fill="none" draw:fill-color="#ffffff"/>
      <style:paragraph-properties fo:text-align="center" style:writing-mode="lr-tb"/>
      <style:text-properties fo:color="#d01c8b" style:font-name="Arial" fo:font-size="5pt" fo:font-weight="normal" style:font-size-asian="12pt" style:font-weight-asian="normal" style:font-size-complex="12pt" style:font-weight-complex="normal"/>
    </style:style>
    <style:style style:name="P65" style:family="paragraph">
      <loext:graphic-properties draw:opacity="50%"/>
      <style:paragraph-properties fo:text-align="center"/>
    </style:style>
    <style:style style:name="P66" style:family="paragraph">
      <loext:graphic-properties draw:fill-color="#dddddd"/>
      <style:paragraph-properties fo:text-align="center" style:writing-mode="lr-tb"/>
      <style:text-properties style:font-name="Arial" fo:font-size="7pt" style:font-size-asian="7pt" style:font-size-complex="7pt"/>
    </style:style>
    <style:style style:name="T1" style:family="text">
      <style:text-properties style:font-name="Arial" fo:font-size="7pt" style:font-size-asian="14pt" style:font-size-complex="14pt"/>
    </style:style>
    <style:style style:name="T2" style:family="text">
      <style:text-properties style:font-name="Arial" fo:font-size="7pt" fo:font-weight="bold" style:font-size-asian="14pt" style:font-weight-asian="bold" style:font-size-complex="14pt" style:font-weight-complex="bold"/>
    </style:style>
    <style:style style:name="T3" style:family="text">
      <style:text-properties style:font-name="Arial" fo:font-size="7pt" fo:font-weight="normal" style:font-size-asian="14pt" style:font-weight-asian="normal" style:font-size-complex="14pt" style:font-weight-complex="normal"/>
    </style:style>
    <style:style style:name="T4" style:family="text">
      <style:text-properties style:font-name="Arial" fo:font-size="10pt" fo:font-weight="normal" style:font-size-asian="32pt" style:font-weight-asian="normal" style:font-size-complex="32pt" style:font-weight-complex="normal"/>
    </style:style>
    <style:style style:name="T5" style:family="text">
      <style:text-properties style:font-name="Arial" fo:font-size="8pt" fo:font-weight="bold" style:font-size-asian="8pt" style:font-weight-asian="bold" style:font-size-complex="8pt" style:font-weight-complex="bold"/>
    </style:style>
    <style:style style:name="T6" style:family="text">
      <style:text-properties style:font-name="Arial" fo:font-size="7pt" style:font-size-asian="7pt" style:font-size-complex="7pt"/>
    </style:style>
    <style:style style:name="T7" style:family="text">
      <style:text-properties style:font-name="DejaVu Sans" fo:font-size="7pt" style:font-size-asian="7pt" style:font-size-complex="7pt"/>
    </style:style>
    <style:style style:name="T8" style:family="text">
      <style:text-properties fo:color="#000000" style:font-name="Arial" fo:font-size="7pt" style:font-size-asian="7pt" style:font-size-complex="7pt"/>
    </style:style>
    <style:style style:name="T9" style:family="text">
      <style:text-properties style:text-position="0% 100%" style:font-name="Arial" fo:font-size="7pt" style:font-size-asian="7pt" style:font-size-complex="7pt"/>
    </style:style>
    <style:style style:name="T10" style:family="text">
      <style:text-properties style:text-position="-33% 58%" style:font-name="Arial" fo:font-size="7pt" style:font-size-asian="7pt" style:font-size-complex="7pt"/>
    </style:style>
    <style:style style:name="T11" style:family="text">
      <style:text-properties style:font-name="Arial" fo:font-size="5pt" style:font-size-asian="5pt" style:font-size-complex="5pt"/>
    </style:style>
    <style:style style:name="T12" style:family="text">
      <style:text-properties style:text-position="-33% 58%" style:font-name="Arial" fo:font-size="5pt" style:font-size-asian="5pt" style:font-size-complex="5pt"/>
    </style:style>
    <style:style style:name="T13" style:family="text">
      <style:text-properties fo:color="#808080" style:font-name="Arial" fo:font-size="7pt" style:font-size-asian="7pt" style:font-size-complex="7pt"/>
    </style:style>
    <style:style style:name="T14" style:family="text">
      <style:text-properties fo:color="#808080" style:text-position="0% 100%" style:font-name="Arial" fo:font-size="7pt" style:font-size-asian="7pt" style:font-size-complex="7pt"/>
    </style:style>
    <style:style style:name="T15" style:family="text">
      <style:text-properties fo:color="#4dac26" style:font-name="Arial" fo:font-size="7pt" fo:font-weight="normal" style:font-size-asian="14pt" style:font-weight-asian="normal" style:font-size-complex="14pt" style:font-weight-complex="normal"/>
    </style:style>
    <style:style style:name="T16"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1" style:family="text">
      <style:text-properties fo:color="#000000" style:font-name="Arial" fo:font-size="7pt" fo:font-weight="normal" style:font-size-asian="14pt" style:font-weight-asian="normal" style:font-size-complex="14pt" style:font-weight-complex="normal"/>
    </style:style>
    <style:style style:name="T22" style:family="text">
      <style:text-properties style:text-position="0% 100%" style:font-name="Arial" fo:font-size="7pt" style:font-size-asian="14pt" style:font-size-complex="14pt"/>
    </style:style>
    <style:style style:name="T23" style:family="text">
      <style:text-properties style:font-name="Arial" fo:font-size="5.40000009536743pt" style:font-size-asian="5.40000009536743pt" style:font-size-complex="5.40000009536743pt"/>
    </style:style>
    <style:style style:name="T24" style:family="text">
      <style:text-properties style:text-position="-33% 58%" style:font-name="Arial" fo:font-size="5.40000009536743pt" style:font-size-asian="5.40000009536743pt" style:font-size-complex="5.40000009536743pt"/>
    </style:style>
    <style:style style:name="T25" style:family="text">
      <style:text-properties fo:color="#d01c8b" style:font-name="Arial" fo:font-size="7pt" fo:font-weight="normal" style:font-size-asian="14pt" style:font-weight-asian="normal" style:font-size-complex="14pt" style:font-weight-complex="normal"/>
    </style:style>
    <style:style style:name="T26" style:family="text">
      <style:text-properties style:font-name="Arial" fo:font-size="7pt" fo:font-weight="normal" style:font-size-asian="7pt" style:font-weight-asian="normal" style:font-size-complex="7pt" style:font-weight-complex="normal"/>
    </style:style>
    <style:style style:name="T27"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9cm" svg:height="25.5cm" svg:x="1.451cm" svg:y="1.557cm">
          <text:p/>
          <draw:enhanced-geometry svg:viewBox="0 0 21600 21600" draw:type="rectangle" draw:enhanced-path="M 0 0 L 21600 0 21600 21600 0 21600 0 0 Z N"/>
        </draw:custom-shape>
        <draw:g>
          <draw:frame draw:style-name="gr2" draw:text-style-name="P2" draw:layer="layout" svg:width="0.802cm" svg:height="0.276cm" svg:x="4.434cm" svg:y="1.896cm">
            <draw:text-box>
              <text:p><text:span text:style-name="T1">Neuron</text:span></text:p>
            </draw:text-box>
          </draw:frame>
          <draw:frame draw:style-name="gr3" draw:text-style-name="P2" draw:layer="layout" svg:width="0.667cm" svg:height="0.276cm" svg:x="2.669cm" svg:y="1.896cm">
            <draw:text-box>
              <text:p><text:span text:style-name="T1">Inputs</text:span></text:p>
            </draw:text-box>
          </draw:frame>
          <draw:frame draw:style-name="gr4" draw:text-style-name="P2" draw:layer="layout" svg:width="0.734cm" svg:height="0.276cm" svg:x="6.372cm" svg:y="1.896cm">
            <draw:text-box>
              <text:p><text:span text:style-name="T1">Output</text:span></text:p>
            </draw:text-box>
          </draw:frame>
          <draw:frame draw:style-name="gr5" draw:text-style-name="P4" draw:layer="layout" svg:width="0.146cm" svg:height="0.276cm" svg:x="3.712cm" svg:y="4.352cm">
            <draw:text-box>
              <text:p text:style-name="P3"><text:span text:style-name="T2">+</text:span></text:p>
            </draw:text-box>
          </draw:frame>
          <draw:g>
            <draw:custom-shape draw:style-name="gr6" draw:text-style-name="P5" draw:layer="layout" svg:width="0.897cm" svg:height="0.896cm" svg:x="4.37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3.524cm" svg:y1="2.303cm" svg:x2="4.607cm" svg:y2="2.47cm">
              <text:p/>
            </draw:line>
            <draw:line draw:style-name="gr7" draw:text-style-name="P5" draw:layer="layout" svg:x1="3.905cm" svg:y1="2.557cm" svg:x2="4.44cm" svg:y2="2.636cm">
              <text:p/>
            </draw:line>
            <draw:line draw:style-name="gr7" draw:text-style-name="P5" draw:layer="layout" svg:x1="3.897cm" svg:y1="3.167cm" svg:x2="4.44cm" svg:y2="3.101cm">
              <text:p/>
            </draw:line>
            <draw:line draw:style-name="gr7" draw:text-style-name="P5" draw:layer="layout" svg:x1="3.516cm" svg:y1="3.599cm" svg:x2="4.607cm" svg:y2="3.267cm">
              <text:p/>
            </draw:line>
            <draw:line draw:style-name="gr7" draw:text-style-name="P5" draw:layer="layout" svg:x1="5.304cm" svg:y1="2.868cm" svg:x2="6.035cm" svg:y2="2.868cm">
              <text:p/>
            </draw:line>
          </draw:g>
          <draw:path draw:style-name="gr8" draw:text-style-name="P5" draw:layer="layout" svg:width="0.995cm" svg:height="0.677cm" svg:x="2.928cm" svg:y="2.257cm" svg:viewBox="0 0 996 678" svg:d="M0 678c123 0 129-98 123-559s246 566 340 551 533 0 533 0">
            <text:p/>
          </draw:path>
          <draw:path draw:style-name="gr9" draw:text-style-name="P5" draw:layer="layout" svg:width="0.63cm" svg:height="1.375cm" svg:x="6.424cm" svg:y="2.257cm" svg:viewBox="0 0 631 1376" svg:d="M0 1194c123 0 172-547 166-1092-6-547-27 1291 66 1274 94-18 399-213 399-213">
            <text:p/>
          </draw:path>
          <draw:path draw:style-name="gr10" draw:text-style-name="P5" draw:layer="layout" svg:width="0.929cm" svg:height="0.57cm" draw:transform="rotate (-3.14159265358979) translate (3.85760693989978cm 3.76904533731713cm)" svg:viewBox="0 0 930 571" svg:d="M930 571c-270 0-61-831-347-488-286 344-583 488-583 488">
            <text:p/>
          </draw:path>
          <draw:g>
            <svg:title>TexMaths</svg:title>
            <svg:desc>36§display§\sum_{}^{}§svg§600§TRUE§</svg:desc>
            <draw:polygon draw:style-name="gr11" draw:text-style-name="P6" draw:layer="layout" svg:width="0.435cm" svg:height="0.44cm" svg:x="4.598cm" svg:y="2.636cm" svg:viewBox="0 0 436 441" draw:points="218,441 0,441 0,0 436,0 436,441">
              <text:p/>
            </draw:polygon>
            <draw:path draw:style-name="gr12" draw:text-style-name="P7" draw:layer="layout" svg:width="0.418cm" svg:height="0.44cm" svg:x="4.616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13" draw:text-style-name="P8" draw:layer="layout" svg:width="1.183cm" svg:height="0.826cm" svg:x="2.111cm" svg:y="4.077cm">
            <draw:text-box>
              <text:p text:style-name="P3"><text:span text:style-name="T3">Input </text:span></text:p>
              <text:p text:style-name="P3"><text:span text:style-name="T3">processing</text:span></text:p>
              <text:p text:style-name="P3"><text:span text:style-name="T3">costs</text:span></text:p>
            </draw:text-box>
          </draw:frame>
          <draw:frame draw:style-name="gr14" draw:text-style-name="P8" draw:layer="layout" svg:width="1.467cm" svg:height="0.826cm" svg:x="4.102cm" svg:y="4.077cm">
            <draw:text-box>
              <text:p text:style-name="P3"><text:span text:style-name="T3">Cellular </text:span></text:p>
              <text:p text:style-name="P3"><text:span text:style-name="T3">maintenance </text:span></text:p>
              <text:p text:style-name="P3"><text:span text:style-name="T3">costs</text:span></text:p>
            </draw:text-box>
          </draw:frame>
          <draw:frame draw:style-name="gr15" draw:text-style-name="P8" draw:layer="layout" svg:width="1.81cm" svg:height="0.826cm" svg:x="5.834cm" svg:y="4.077cm">
            <draw:text-box>
              <text:p text:style-name="P3"><text:span text:style-name="T3">Action potential, </text:span></text:p>
              <text:p text:style-name="P3"><text:span text:style-name="T3">transmission, </text:span></text:p>
              <text:p text:style-name="P3"><text:span text:style-name="T3">reuptake costs</text:span></text:p>
            </draw:text-box>
          </draw:frame>
          <draw:custom-shape draw:style-name="gr16" draw:text-style-name="P9" draw:layer="layout" svg:width="0.294cm" svg:height="0.294cm" svg:x="3.625cm" svg:y="5.2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0" draw:layer="layout" svg:width="1.077cm" svg:height="0.276cm" svg:x="1.905cm" svg:y="2.44cm">
            <draw:text-box>
              <text:p text:style-name="P3"><text:span text:style-name="T3">Excitatory</text:span></text:p>
            </draw:text-box>
          </draw:frame>
          <draw:frame draw:style-name="gr18" draw:text-style-name="P10" draw:layer="layout" svg:width="0.993cm" svg:height="0.276cm" svg:x="1.889cm" svg:y="3.341cm">
            <draw:text-box>
              <text:p text:style-name="P3"><text:span text:style-name="T3">Inhibitory</text:span></text:p>
            </draw:text-box>
          </draw:frame>
          <draw:frame draw:style-name="gr19" draw:text-style-name="P8" draw:layer="layout" svg:width="0.616cm" svg:height="0.276cm" svg:x="6.431cm" svg:y="3.652cm">
            <draw:text-box>
              <text:p text:style-name="P3"><text:span text:style-name="T3">Spike</text:span></text:p>
            </draw:text-box>
          </draw:frame>
          <draw:frame draw:style-name="gr20" draw:text-style-name="P8" draw:layer="layout" svg:width="1.141cm" svg:height="0.551cm" svg:x="4.265cm" svg:y="3.377cm">
            <draw:text-box>
              <text:p text:style-name="P3"><text:span text:style-name="T3">Input </text:span></text:p>
              <text:p text:style-name="P3"><text:span text:style-name="T3">integration</text:span></text:p>
            </draw:text-box>
          </draw:frame>
          <draw:frame draw:style-name="gr5" draw:text-style-name="P4" draw:layer="layout" svg:width="0.146cm" svg:height="0.276cm" svg:x="5.62cm" svg:y="4.352cm">
            <draw:text-box>
              <text:p text:style-name="P3"><text:span text:style-name="T2">+</text:span></text:p>
            </draw:text-box>
          </draw:frame>
          <draw:frame draw:style-name="gr21" draw:text-style-name="P11" draw:layer="layout" svg:width="0.277cm" svg:height="0.395cm" svg:x="6.557cm" svg:y="5.185cm">
            <draw:text-box>
              <text:p text:style-name="P3"><text:span text:style-name="T4">Q</text:span></text:p>
            </draw:text-box>
          </draw:frame>
          <draw:custom-shape draw:style-name="gr22" draw:text-style-name="P12" draw:layer="layout" svg:width="0.2cm" svg:height="1.591cm" draw:transform="rotate (1.5707963267949) translate (5.897cm 5.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2" draw:layer="layout" svg:width="0.2cm" svg:height="3.417cm" draw:transform="rotate (1.5707963267949) translate (2.07cm 5.153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5" draw:layer="layout" svg:x1="1.762cm" svg:y1="4.011cm" svg:x2="7.762cm" svg:y2="4.017cm">
            <text:p/>
          </draw:line>
          <draw:frame draw:style-name="gr25" draw:text-style-name="P8" draw:layer="layout" svg:width="1.932cm" svg:height="0.276cm" svg:x="2.804cm" svg:y="5.586cm">
            <draw:text-box>
              <text:p text:style-name="P3"><text:span text:style-name="T3">Non-spiking costs</text:span></text:p>
            </draw:text-box>
          </draw:frame>
          <draw:frame draw:style-name="gr25" draw:text-style-name="P8" draw:layer="layout" svg:width="1.932cm" svg:height="0.276cm" svg:x="5.763cm" svg:y="5.586cm">
            <draw:text-box>
              <text:p text:style-name="P3"><text:span text:style-name="T3">Per-spike cost</text:span></text:p>
            </draw:text-box>
          </draw:frame>
        </draw:g>
        <draw:frame draw:style-name="gr26" draw:text-style-name="P13" draw:layer="layout" svg:width="0.167cm" svg:height="0.319cm" svg:x="1.565cm" svg:y="1.657cm">
          <draw:text-box>
            <text:p><text:span text:style-name="T5">a</text:span></text:p>
          </draw:text-box>
        </draw:frame>
        <draw:frame draw:style-name="gr27" draw:text-style-name="P13" draw:layer="layout" svg:width="0.176cm" svg:height="0.319cm" svg:x="7.776cm" svg:y="1.717cm">
          <draw:text-box>
            <text:p><text:span text:style-name="T5">b</text:span></text:p>
          </draw:text-box>
        </draw:frame>
        <draw:g>
          <draw:g>
            <draw:line draw:style-name="gr28" draw:text-style-name="P14" draw:layer="layout" svg:x1="9.304cm" svg:y1="3.053cm" svg:x2="9.304cm" svg:y2="1.887cm">
              <text:p/>
            </draw:line>
            <draw:line draw:style-name="gr28" draw:text-style-name="P14" draw:layer="layout" svg:x1="9.104cm" svg:y1="1.879cm" svg:x2="9.104cm" svg:y2="3.045cm">
              <text:p/>
            </draw:line>
          </draw:g>
          <draw:frame draw:style-name="gr29" draw:text-style-name="P15" draw:layer="layout" svg:width="0.641cm" svg:height="0.551cm" svg:x="9.487cm" svg:y="2.288cm">
            <draw:text-box>
              <text:p text:style-name="P3"><text:span text:style-name="T6">Na-K </text:span><text:span text:style-name="T6"><text:line-break/></text:span><text:span text:style-name="T6">pump</text:span></text:p>
            </draw:text-box>
          </draw:frame>
          <draw:g>
            <draw:custom-shape draw:style-name="gr30" draw:text-style-name="P16" draw:layer="layout" svg:width="1.757cm" svg:height="1.267cm" svg:x="8.326cm" svg:y="3.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7" draw:layer="layout" svg:width="1.419cm" svg:height="0.702cm" svg:x="8.495cm" svg:y="3.9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2" draw:text-style-name="P14" draw:layer="layout" svg:x1="8.317cm" svg:y1="2.224cm" svg:x2="10.1cm" svg:y2="2.227cm">
            <text:p/>
          </draw:line>
          <draw:custom-shape draw:style-name="gr33" draw:text-style-name="P18" draw:layer="layout" svg:width="0.741cm" svg:height="0.717cm" draw:transform="skewX (-0.00139626340159549) rotate (0.63721970990313) translate (8.712cm 3.054cm)">
            <text:p/>
            <draw:enhanced-geometry svg:viewBox="0 0 21600 21600" draw:mirror-horizontal="false" draw:mirror-vertical="false" draw:text-areas="0 0 21600 21600" draw:type="circular-arrow" draw:modifiers="-132.278068763198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4" draw:text-style-name="P20" draw:layer="layout" svg:width="0.25cm" svg:height="0.25cm" svg:x="8.737cm" svg:y="4.138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5cm" svg:height="0.25cm" svg:x="8.737cm" svg:y="3.195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 draw:text-style-name="P21" draw:layer="layout" svg:width="0.227cm" svg:height="0.333cm" draw:transform="rotate (-3.14159265358979) translate (9.317cm 3.874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22" draw:layer="layout" svg:width="0.375cm" svg:height="0.499cm" svg:x="9.017cm" svg:y="3.52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1" draw:layer="layout" svg:width="0.482cm" svg:height="0.643cm" svg:x="8.963cm" svg:y="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8" draw:text-style-name="P23" draw:layer="layout" svg:width="0.125cm" svg:height="0.121cm" draw:transform="rotate (3.09359609915995) translate (9.142cm 2.654cm)" draw:kind="cut" draw:start-angle="254.12" draw:end-angle="78.09">
              <text:p/>
            </draw:ellipse>
            <draw:ellipse draw:style-name="gr38" draw:text-style-name="P23" draw:layer="layout" svg:width="0.126cm" svg:height="0.132cm" draw:transform="skewX (0.0075049157835756) rotate (3.07020868718322) translate (9.188cm 2.499cm)" draw:kind="cut" draw:start-angle="254.12" draw:end-angle="78.09">
              <text:p/>
            </draw:ellipse>
            <draw:ellipse draw:style-name="gr38" draw:text-style-name="P23" draw:layer="layout" svg:width="0.123cm" svg:height="0.125cm" draw:transform="skewX (0.0319395253114962) rotate (3.12536109154625) translate (9.232cm 2.344cm)" draw:kind="cut" draw:start-angle="254.12" draw:end-angle="78.09">
              <text:p/>
            </draw:ellipse>
            <draw:custom-shape draw:style-name="gr39" draw:text-style-name="P24" draw:layer="layout" svg:width="0.149cm" svg:height="0.081cm" draw:transform="skewX (0.0493928178314395) rotate (1.87273828738992) translate (9.236cm 2.32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24" draw:layer="layout" svg:width="0.148cm" svg:height="0.083cm" draw:transform="rotate (1.87273828738992) translate (9.284cm 2.49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22" draw:layer="layout" svg:width="0.377cm" svg:height="0.649cm" draw:transform="rotate (-3.14159265358979) translate (9.384cm 2.746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42" draw:text-style-name="P14" draw:layer="layout" draw:type="curve" draw:line-skew="-0.344cm" svg:x1="8.987cm" svg:y1="4.263cm" svg:x2="8.987cm" svg:y2="3.32cm" svg:d="M8987 4263c249 0 249-943 0-943" svg:viewBox="0 0 188 944">
            <text:p/>
          </draw:connector>
          <draw:g>
            <draw:frame draw:style-name="gr43" draw:text-style-name="P15" draw:layer="layout" svg:width="0.463cm" svg:height="0.276cm" svg:x="9.127cm" svg:y="5.184cm">
              <draw:text-box>
                <text:p text:style-name="P3"><text:span text:style-name="T6">ATP</text:span></text:p>
              </draw:text-box>
            </draw:frame>
            <draw:custom-shape draw:style-name="gr34" draw:text-style-name="P20" draw:layer="layout" svg:width="0.25cm" svg:height="0.25cm" svg:x="8.746cm" svg:y="5.1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5" draw:layer="layout" svg:width="0.51cm" svg:height="0.276cm" svg:x="9.127cm" svg:y="5.584cm">
              <draw:text-box>
                <text:p text:style-name="P3"><text:span text:style-name="T6">ADP</text:span></text:p>
              </draw:text-box>
            </draw:frame>
            <draw:custom-shape draw:style-name="gr45" draw:text-style-name="P25" draw:layer="layout" svg:width="0.25cm" svg:height="0.25cm" svg:x="8.746cm" svg:y="5.5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15" draw:layer="layout" svg:width="1.399cm" svg:height="0.276cm" svg:x="8.505cm" svg:y="4.67cm">
            <draw:text-box>
              <text:p text:style-name="P3"><text:span text:style-name="T6">Mitochondria</text:span></text:p>
            </draw:text-box>
          </draw:frame>
          <draw:g>
            <draw:custom-shape draw:style-name="gr45" draw:text-style-name="P25" draw:layer="layout" svg:width="0.25cm" svg:height="0.25cm" svg:x="9.432cm" svg:y="4.14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0.25cm" svg:height="0.25cm" svg:x="9.432cm" svg:y="3.19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47" draw:text-style-name="P14" draw:layer="layout" draw:type="curve" draw:line-skew="0.35cm" svg:x1="9.432cm" svg:y1="4.27cm" svg:x2="9.432cm" svg:y2="3.32cm" svg:d="M9432 4270c-240 0-240-950 0-950" svg:viewBox="0 0 181 951">
            <text:p/>
          </draw:connector>
          <draw:custom-shape draw:style-name="gr48" draw:text-style-name="P18" draw:layer="layout" svg:width="0.676cm" svg:height="0.677cm" draw:transform="skewX (-0.0013962634015955) rotate (0.926769832808989) translate (8.679cm 4.359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26" draw:layer="layout" svg:width="0.493cm" svg:height="0.276cm" svg:x="9.487cm" svg:y="3.694cm">
            <draw:text-box>
              <text:p><text:span text:style-name="T6">ANT</text:span></text:p>
            </draw:text-box>
          </draw:frame>
        </draw:g>
        <draw:g>
          <draw:frame draw:style-name="gr50" draw:text-style-name="P26" draw:layer="layout" svg:width="0.967cm" svg:height="0.276cm" svg:x="2.383cm" svg:y="6.447cm">
            <draw:text-box>
              <text:p><text:span text:style-name="T6">Pyruvate</text:span></text:p>
            </draw:text-box>
          </draw:frame>
          <draw:frame draw:style-name="gr51" draw:text-style-name="P26" draw:layer="layout" svg:width="1.399cm" svg:height="0.276cm" svg:x="5.044cm" svg:y="6.447cm">
            <draw:text-box>
              <text:p><text:span text:style-name="T6">Mitochondria</text:span></text:p>
            </draw:text-box>
          </draw:frame>
          <draw:custom-shape draw:style-name="gr52" draw:text-style-name="P27" draw:layer="layout" svg:width="7.9cm" svg:height="3.2cm" svg:x="1.951cm" svg:y="6.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245cm" svg:height="2.239cm" svg:x="2.3cm" svg:y="7.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draw:layer="layout" svg:width="0.875cm" svg:height="0.85cm" draw:transform="skewX (0.00122173047639605) rotate (2.57994570029802) translate (7.766cm 8.667cm)">
            <text:p/>
            <draw:enhanced-geometry svg:viewBox="0 0 21600 21600" draw:text-areas="0 0 21600 21600" draw:type="circular-arrow" draw:modifiers="-92.515169551037 22.2570152108089 9884.390241509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29" draw:layer="layout" svg:width="1.078cm" svg:height="1.047cm" draw:transform="skewX (-0.000872664625997164) rotate (3.1384510609362) translate (4.288cm 8.626cm)">
            <text:p/>
            <draw:enhanced-geometry svg:viewBox="0 0 21600 21600" draw:mirror-horizontal="false" draw:mirror-vertical="false" draw:text-areas="0 0 21600 21600" draw:type="circular-arrow" draw:modifiers="134.920572840751 20.5700545983234 9033.796404471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31" draw:layer="layout" svg:width="0.247cm" svg:height="0.246cm" svg:x="9.055cm" svg:y="8.364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9" draw:layer="layout" svg:width="0.297cm" svg:height="1.711cm" svg:x="2.547cm" svg:y="6.723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8" draw:text-style-name="P3" draw:layer="layout" svg:width="0.155cm" svg:height="1.571cm" draw:transform="rotate (-3.14159265358979) translate (8.767cm 8.758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2" draw:layer="layout" svg:width="0.246cm" svg:height="0.245cm" svg:x="8.092cm" svg:y="8.367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3" draw:layer="layout" svg:width="0.875cm" svg:height="0.85cm" draw:transform="skewX (0.00226892802759265) rotate (1.13411494794592) translate (8.107cm 8.808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35" draw:layer="layout" svg:width="0.832cm" svg:height="0.833cm" svg:x="8.273cm" svg:y="7.323cm">
              <text:p text:style-name="P34"><text:span text:style-name="T8">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2" draw:text-style-name="P3" draw:layer="layout" svg:width="0.153cm" svg:height="1.572cm" svg:x="5.665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3" draw:layer="layout" svg:width="0.155cm" svg:height="1.572cm" svg:x="5.349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0.155cm" svg:height="1.571cm" svg:x="5.981cm" svg:y="7.18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6" draw:layer="layout" svg:width="2.899cm" svg:height="0.966cm" svg:x="4.303cm" svg:y="7.594cm">
            <text:p text:style-name="P19"><text:span text:style-name="T6">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5" draw:text-style-name="P37" draw:layer="layout" svg:width="0.3cm" svg:height="0.297cm" svg:x="4.568cm" svg:y="7.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0.3cm" svg:height="0.3cm" svg:x="6.739cm" svg:y="7.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12" draw:layer="layout" svg:x1="4.714cm" svg:y1="7.931cm" svg:x2="6.937cm" svg:y2="7.931cm">
              <text:p/>
            </draw:line>
            <draw:line draw:style-name="gr66" draw:text-style-name="P12" draw:layer="layout" svg:x1="4.718cm" svg:y1="8.248cm" svg:x2="6.937cm" svg:y2="8.248cm">
              <text:p/>
            </draw:line>
          </draw:g>
          <draw:line draw:style-name="gr67" draw:text-style-name="P12" draw:layer="layout" svg:x1="6.837cm" svg:y1="9.525cm" svg:x2="6.837cm" svg:y2="9.284cm">
            <text:p/>
          </draw:line>
          <draw:g>
            <draw:custom-shape draw:style-name="gr68" draw:text-style-name="P37" draw:layer="layout" svg:width="0.439cm" svg:height="0.54cm" svg:x="6.613cm" svg:y="9.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69" draw:text-style-name="P38" draw:layer="layout" svg:width="0.138cm" svg:height="0.139cm" draw:transform="rotate (1.55631009400334) translate (6.682cm 10.136cm)" draw:kind="cut" draw:start-angle="268.91" draw:end-angle="93.47">
              <text:p/>
            </draw:ellipse>
            <draw:custom-shape draw:style-name="gr70" draw:text-style-name="P39" draw:layer="layout" svg:width="0.117cm" svg:height="0.557cm" svg:x="6.776cm" svg:y="9.505cm">
              <text:p/>
              <draw:enhanced-geometry svg:viewBox="0 0 21600 21600" draw:mirror-vertical="true" draw:type="rectangle" draw:enhanced-path="M 0 0 L 21600 0 21600 21600 0 21600 0 0 Z N"/>
            </draw:custom-shape>
            <draw:line draw:style-name="gr71" draw:text-style-name="P12" draw:layer="layout" svg:x1="6.777cm" svg:y1="10.029cm" svg:x2="6.78cm" svg:y2="9.513cm">
              <text:p/>
            </draw:line>
            <draw:line draw:style-name="gr71" draw:text-style-name="P12" draw:layer="layout" svg:x1="6.893cm" svg:y1="10.071cm" svg:x2="6.89cm" svg:y2="9.513cm">
              <text:p/>
            </draw:line>
            <draw:custom-shape draw:style-name="gr72" draw:text-style-name="P40" draw:layer="layout" svg:width="0.373cm" svg:height="0.03cm" svg:x="6.649cm" svg:y="10.071cm">
              <text:p/>
              <draw:enhanced-geometry svg:viewBox="0 0 21600 21600" draw:type="rectangle" draw:enhanced-path="M 0 0 L 21600 0 21600 21600 0 21600 0 0 Z N"/>
            </draw:custom-shape>
          </draw:g>
          <draw:g>
            <draw:g>
              <draw:custom-shape draw:style-name="gr56" draw:text-style-name="P42" draw:layer="layout" svg:width="0.247cm" svg:height="0.247cm" svg:x="9.031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2" draw:layer="layout" svg:width="0.247cm" svg:height="0.247cm" svg:x="9.031cm" svg:y="9.116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43" draw:layer="layout" svg:width="0.245cm" svg:height="0.247cm" svg:x="8.098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layout" svg:width="0.246cm" svg:height="0.247cm" svg:x="8.1cm" svg:y="9.116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44" draw:layer="layout" svg:width="0.261cm" svg:height="0.38cm" draw:transform="rotate (-3.14159265358979) translate (8.817cm 9.88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45" draw:layer="layout" svg:width="0.428cm" svg:height="0.569cm" svg:x="8.474cm" svg:y="9.46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75" draw:text-style-name="P5" draw:layer="layout" draw:type="curve" draw:line-skew="0.264cm" svg:x1="9.031cm" svg:y1="10.245cm" svg:x2="9.031cm" svg:y2="9.24cm" svg:d="M9031 10245c-370 0-370-1005 0-1005" svg:viewBox="0 0 278 1006">
              <text:p/>
            </draw:connector>
            <draw:connector draw:style-name="gr76" draw:text-style-name="P5" draw:layer="layout" draw:type="curve" draw:line-skew="-0.237cm" svg:x1="8.346cm" svg:y1="9.24cm" svg:x2="8.343cm" svg:y2="10.245cm" svg:d="M8346 9240c409 0 411 1005-3 1005" svg:viewBox="0 0 311 1006">
              <text:p/>
            </draw:connector>
          </draw:g>
          <draw:frame draw:style-name="gr50" draw:text-style-name="P26" draw:layer="layout" svg:width="0.967cm" svg:height="0.276cm" svg:x="2.383cm" svg:y="8.398cm">
            <draw:text-box>
              <text:p><text:span text:style-name="T6">Pyruvate</text:span></text:p>
            </draw:text-box>
          </draw:frame>
          <draw:frame draw:style-name="gr77" draw:text-style-name="P26" draw:layer="layout" svg:width="0.722cm" svg:height="0.276cm" svg:x="3.389cm" svg:y="7.462cm">
            <draw:text-box>
              <text:p><text:span text:style-name="T6">Citrate</text:span></text:p>
            </draw:text-box>
          </draw:frame>
          <draw:frame draw:style-name="gr78" draw:text-style-name="P46" draw:layer="layout" svg:width="0.451cm" svg:height="0.335cm" svg:x="7.51cm" svg:y="7.505cm">
            <draw:text-box>
              <text:p><text:span text:style-name="T9">H</text:span><text:span text:style-name="T10">2</text:span><text:span text:style-name="T9">O</text:span></text:p>
            </draw:text-box>
          </draw:frame>
          <draw:frame draw:style-name="gr79" draw:text-style-name="P46" draw:layer="layout" svg:width="0.273cm" svg:height="0.335cm" svg:x="7.534cm" svg:y="8.373cm">
            <draw:text-box>
              <text:p><text:span text:style-name="T9">O</text:span><text:span text:style-name="T10">2</text:span></text:p>
            </draw:text-box>
          </draw:frame>
          <draw:g>
            <draw:line draw:style-name="gr80" draw:text-style-name="P47" draw:layer="layout" svg:x1="5.551cm" svg:y1="7.76cm" svg:x2="6.237cm" svg:y2="7.755cm">
              <text:p/>
            </draw:line>
            <draw:custom-shape draw:style-name="gr81" draw:text-style-name="P48" draw:layer="layout" svg:width="0.6cm" svg:height="0.246cm" svg:x="4.563cm" svg:y="7.637cm">
              <text:p text:style-name="P19"><text:span text:style-name="T11">CoQH</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48" draw:layer="layout" svg:width="0.407cm" svg:height="0.2cm" svg:x="4.564cm" svg:y="8.317cm">
              <text:p text:style-name="P19"><text:span text:style-name="T11">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9" draw:layer="layout" svg:width="0.7cm" svg:height="0.7cm" draw:transform="rotate (2.76355433760782) translate (4.83cm 8.566cm)">
              <text:p/>
              <draw:enhanced-geometry svg:viewBox="0 0 21600 21600" draw:text-areas="0 0 21600 21600" draw:type="circular-arrow" draw:modifiers="-90.7355687380877 33.5120519174338 9627.1413697257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4" draw:text-style-name="P50" draw:layer="layout" svg:width="0.3cm" svg:height="0.3cm" svg:x="5.265cm" svg:y="7.607cm">
              <draw:text-box>
                <text:p text:style-name="P49"><text:span text:style-name="T13">e</text:span><text:span text:style-name="T14">-</text:span></text:p>
              </draw:text-box>
            </draw:frame>
            <draw:frame draw:style-name="gr84" draw:text-style-name="P50" draw:layer="layout" svg:width="0.3cm" svg:height="0.3cm" svg:x="6.293cm" svg:y="7.607cm">
              <draw:text-box>
                <text:p text:style-name="P49"><text:span text:style-name="T13">e</text:span><text:span text:style-name="T14">-</text:span></text:p>
              </draw:text-box>
            </draw:frame>
          </draw:g>
          <draw:frame draw:style-name="gr85" draw:text-style-name="P26" draw:layer="layout" svg:width="0.443cm" svg:height="0.335cm" svg:x="2.513cm" svg:y="9.145cm">
            <draw:text-box>
              <text:p><text:span text:style-name="T9">H+</text:span><text:span text:style-name="T10">M</text:span></text:p>
            </draw:text-box>
          </draw:frame>
          <draw:frame draw:style-name="gr86" draw:text-style-name="P26" draw:layer="layout" svg:width="0.324cm" svg:height="0.276cm" svg:x="2.513cm" svg:y="9.752cm">
            <draw:text-box>
              <text:p><text:span text:style-name="T6">H+</text:span></text:p>
            </draw:text-box>
          </draw:frame>
          <draw:frame draw:style-name="gr86" draw:text-style-name="P51" draw:layer="layout" svg:width="0.324cm" svg:height="0.276cm" svg:x="5.581cm" svg:y="6.908cm">
            <draw:text-box>
              <text:p><text:span text:style-name="T6">H</text:span><text:span text:style-name="T9">+</text:span></text:p>
            </draw:text-box>
          </draw:frame>
          <draw:frame draw:style-name="gr86" draw:text-style-name="P26" draw:layer="layout" svg:width="0.324cm" svg:height="0.276cm" svg:x="8.528cm" svg:y="6.908cm">
            <draw:text-box>
              <text:p><text:span text:style-name="T6">H+</text:span></text:p>
            </draw:text-box>
          </draw:frame>
          <draw:frame draw:style-name="gr85" draw:text-style-name="P26" draw:layer="layout" svg:width="0.443cm" svg:height="0.335cm" svg:x="8.47cm" svg:y="8.741cm">
            <draw:text-box>
              <text:p><text:span text:style-name="T9">H+</text:span><text:span text:style-name="T10">M</text:span></text:p>
            </draw:text-box>
          </draw:frame>
          <draw:line draw:style-name="gr87" draw:text-style-name="P3" draw:layer="layout" svg:x1="3.119cm" svg:y1="9.191cm" svg:x2="3.119cm" svg:y2="9.932cm">
            <text:p/>
          </draw:line>
          <draw:frame draw:style-name="gr88" draw:text-style-name="P26" draw:layer="layout" svg:width="1.653cm" svg:height="0.276cm" svg:x="4.473cm" svg:y="9.627cm">
            <draw:text-box>
              <text:p><text:span text:style-name="T6">Intermembrane</text:span></text:p>
            </draw:text-box>
          </draw:frame>
          <draw:frame draw:style-name="gr3" draw:text-style-name="P26" draw:layer="layout" svg:width="0.667cm" svg:height="0.276cm" svg:x="4.966cm" svg:y="9.224cm">
            <draw:text-box>
              <text:p><text:span text:style-name="T6">Matrix</text:span></text:p>
            </draw:text-box>
          </draw:frame>
          <draw:g>
            <svg:title>TexMaths</svg:title>
            <svg:desc>16§latex§\Delta\psi§svg§600§TRUE§</svg:desc>
            <draw:polygon draw:style-name="gr89" draw:text-style-name="P52" draw:layer="layout" svg:width="0.77cm" svg:height="0.463cm" svg:x="3.246cm" svg:y="9.337cm" svg:viewBox="0 0 771 464" draw:points="385,464 0,464 0,0 771,0 771,464">
              <text:p/>
            </draw:polygon>
            <draw:path draw:style-name="gr90" draw:text-style-name="P53" draw:layer="layout" svg:width="0.415cm" svg:height="0.404cm" svg:x="3.245cm" svg:y="9.309cm" svg:viewBox="0 0 416 405" svg:d="M223 10c-4-7-5-10-14-10-11 0-12 3-16 10l-190 383c-3 5-3 7-3 7 0 5 4 5 13 5h391c9 0 12 0 12-5 0 0 0-2-3-7zM191 56l151 305h-304z">
              <text:p/>
            </draw:path>
            <draw:path draw:style-name="gr90" draw:text-style-name="P53" draw:layer="layout" svg:width="0.341cm" svg:height="0.506cm" svg:x="3.703cm" svg:y="9.322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85" draw:text-style-name="P26" draw:layer="layout" svg:width="0.443cm" svg:height="0.335cm" svg:x="5.524cm" svg:y="8.766cm">
            <draw:text-box>
              <text:p><text:span text:style-name="T6">H+</text:span><text:span text:style-name="T10">M</text:span></text:p>
            </draw:text-box>
          </draw:frame>
          <draw:frame draw:style-name="gr91" draw:text-style-name="P46" draw:layer="layout" svg:width="0.595cm" svg:height="0.276cm" svg:x="6.577cm" svg:y="9.017cm">
            <draw:text-box>
              <text:p><text:span text:style-name="T9">Ca+2</text:span></text:p>
            </draw:text-box>
          </draw:frame>
          <draw:frame draw:style-name="gr92" draw:text-style-name="P26" draw:layer="layout" svg:width="0.561cm" svg:height="0.276cm" svg:x="7.137cm" svg:y="9.627cm">
            <draw:text-box>
              <text:p><text:span text:style-name="T6">MCU</text:span></text:p>
            </draw:text-box>
          </draw:frame>
          <draw:frame draw:style-name="gr93" draw:text-style-name="P26" draw:layer="layout" svg:width="0.493cm" svg:height="0.276cm" svg:x="8.985cm" svg:y="9.627cm">
            <draw:text-box>
              <text:p><text:span text:style-name="T6">ANT</text:span></text:p>
            </draw:text-box>
          </draw:frame>
          <draw:frame draw:style-name="gr93" draw:text-style-name="P26" draw:layer="layout" svg:width="0.493cm" svg:height="0.276cm" svg:x="3.504cm" svg:y="7.958cm">
            <draw:text-box>
              <text:p><text:span text:style-name="T6">TCA</text:span></text:p>
            </draw:text-box>
          </draw:frame>
          <draw:custom-shape draw:style-name="gr94" draw:text-style-name="P29" draw:layer="layout" svg:width="0.876cm" svg:height="0.848cm" draw:transform="skewX (-0.00244346095279211) rotate (2.69164677242565) translate (3.499cm 8.893cm)">
            <text:p/>
            <draw:enhanced-geometry svg:viewBox="0 0 21600 21600" draw:text-areas="0 0 21600 21600" draw:type="circular-arrow" draw:modifiers="-36.2671924569207 19.0528199390005 8689.96435316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26" draw:text-style-name="P13" draw:layer="layout" svg:width="0.167cm" svg:height="0.319cm" svg:x="1.565cm" svg:y="6.059cm">
          <draw:text-box>
            <text:p><text:span text:style-name="T5">c</text:span></text:p>
          </draw:text-box>
        </draw:frame>
        <draw:frame draw:style-name="gr27" draw:text-style-name="P13" draw:layer="layout" svg:width="0.176cm" svg:height="0.319cm" svg:x="1.565cm" svg:y="10.46cm">
          <draw:text-box>
            <text:p><text:span text:style-name="T5">d</text:span></text:p>
          </draw:text-box>
        </draw:frame>
        <draw:frame draw:style-name="gr26" draw:text-style-name="P13" draw:layer="layout" svg:width="0.167cm" svg:height="0.319cm" svg:x="5.891cm" svg:y="10.461cm">
          <draw:text-box>
            <text:p><text:span text:style-name="T5">e</text:span></text:p>
          </draw:text-box>
        </draw:frame>
        <draw:g>
          <draw:g>
            <draw:line draw:style-name="gr95" draw:text-style-name="P12" draw:layer="layout" svg:x1="6.158cm" svg:y1="12.395cm" svg:x2="9.988cm" svg:y2="12.395cm">
              <text:p/>
            </draw:line>
            <draw:frame draw:style-name="gr96" draw:text-style-name="P54" draw:layer="layout" svg:width="1.026cm" svg:height="0.276cm" svg:x="7.537cm" svg:y="10.805cm">
              <draw:text-box>
                <text:p text:style-name="P3"><text:span text:style-name="T15">RETROS</text:span></text:p>
              </draw:text-box>
            </draw:frame>
            <draw:g>
              <draw:line draw:style-name="gr97" draw:text-style-name="P12" draw:layer="layout" svg:x1="6.16cm" svg:y1="11.233cm" svg:x2="9.99cm" svg:y2="11.233cm">
                <text:p/>
              </draw:line>
              <draw:custom-shape draw:style-name="gr98" draw:text-style-name="P55" draw:layer="layout" svg:width="3.83cm" svg:height="0.746cm" svg:x="6.16cm" svg:y="11.20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6.715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7" xml:id="id1" draw:id="id1" draw:layer="layout" svg:width="0.262cm" svg:height="0.263cm" svg:x="7.209cm" svg:y="12.135cm">
                <draw:glue-point draw:id="12" svg:x="2.442cm" svg:y="4.79cm" draw:escape-direction="left"/>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7" draw:layer="layout" svg:width="0.979cm" svg:height="0.979cm" svg:x="8.435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12" draw:layer="layout" svg:x1="8.914cm" svg:y1="12.385cm" svg:x2="9.273cm" svg:y2="12.203cm">
                    <text:p/>
                  </draw:line>
                  <draw:line draw:style-name="gr104" draw:text-style-name="P12" draw:layer="layout" svg:x1="9.273cm" svg:y1="12.203cm" svg:x2="9.321cm" svg:y2="12.291cm">
                    <text:p/>
                  </draw:line>
                </draw:g>
                <draw:g>
                  <draw:line draw:style-name="gr104" draw:text-style-name="P12" draw:layer="layout" svg:x1="8.915cm" svg:y1="12.379cm" svg:x2="9.281cm" svg:y2="12.546cm">
                    <text:p/>
                  </draw:line>
                  <draw:line draw:style-name="gr104" draw:text-style-name="P12" draw:layer="layout" svg:x1="9.281cm" svg:y1="12.546cm" svg:x2="9.242cm" svg:y2="12.638cm">
                    <text:p/>
                  </draw:line>
                </draw:g>
                <draw:g>
                  <draw:line draw:style-name="gr104" draw:text-style-name="P12" draw:layer="layout" svg:x1="8.915cm" svg:y1="12.379cm" svg:x2="9.044cm" svg:y2="12.76cm">
                    <text:p/>
                  </draw:line>
                  <draw:line draw:style-name="gr104" draw:text-style-name="P12" draw:layer="layout" svg:x1="9.045cm" svg:y1="12.76cm" svg:x2="8.951cm" svg:y2="12.795cm">
                    <text:p/>
                  </draw:line>
                </draw:g>
                <draw:g>
                  <draw:line draw:style-name="gr104" draw:text-style-name="P12" draw:layer="layout" svg:x1="8.915cm" svg:y1="12.379cm" svg:x2="8.73cm" svg:y2="12.736cm">
                    <text:p/>
                  </draw:line>
                  <draw:line draw:style-name="gr104" draw:text-style-name="P12" draw:layer="layout" svg:x1="8.73cm" svg:y1="12.737cm" svg:x2="8.64cm" svg:y2="12.694cm">
                    <text:p/>
                  </draw:line>
                </draw:g>
                <draw:g>
                  <draw:line draw:style-name="gr104" draw:text-style-name="P12" draw:layer="layout" svg:x1="8.914cm" svg:y1="12.38cm" svg:x2="8.548cm" svg:y2="12.214cm">
                    <text:p/>
                  </draw:line>
                  <draw:line draw:style-name="gr104" draw:text-style-name="P12" draw:layer="layout" svg:x1="8.548cm" svg:y1="12.214cm" svg:x2="8.587cm" svg:y2="12.122cm">
                    <text:p/>
                  </draw:line>
                </draw:g>
                <draw:g>
                  <draw:line draw:style-name="gr104" draw:text-style-name="P12" draw:layer="layout" svg:x1="8.915cm" svg:y1="12.38cm" svg:x2="8.727cm" svg:y2="12.024cm">
                    <text:p/>
                  </draw:line>
                  <draw:line draw:style-name="gr104" draw:text-style-name="P12" draw:layer="layout" svg:x1="8.727cm" svg:y1="12.023cm" svg:x2="8.814cm" svg:y2="11.974cm">
                    <text:p/>
                  </draw:line>
                </draw:g>
                <draw:g>
                  <draw:line draw:style-name="gr104" draw:text-style-name="P12" draw:layer="layout" svg:x1="8.914cm" svg:y1="12.38cm" svg:x2="9.053cm" svg:y2="12.002cm">
                    <text:p/>
                  </draw:line>
                  <draw:line draw:style-name="gr104" draw:text-style-name="P12" draw:layer="layout" svg:x1="9.053cm" svg:y1="12.002cm" svg:x2="9.148cm" svg:y2="12.033cm">
                    <text:p/>
                  </draw:line>
                </draw:g>
                <draw:g>
                  <draw:line draw:style-name="gr104" draw:text-style-name="P12" draw:layer="layout" svg:x1="8.915cm" svg:y1="12.38cm" svg:x2="8.539cm" svg:y2="12.523cm">
                    <text:p/>
                  </draw:line>
                  <draw:line draw:style-name="gr104" draw:text-style-name="P12" draw:layer="layout" svg:x1="8.54cm" svg:y1="12.523cm" svg:x2="8.501cm" svg:y2="12.431cm">
                    <text:p/>
                  </draw:line>
                </draw:g>
              </draw:g>
              <draw:custom-shape draw:style-name="gr105" draw:text-style-name="P33" draw:layer="layout" svg:width="0.785cm" svg:height="0.76cm" draw:transform="rotate (1.00496058329834) translate (6.32cm 13.348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3" draw:id="id3" draw:layer="layout" svg:width="0.263cm" svg:height="0.263cm" svg:x="6.767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8" draw:layer="layout" svg:width="0.442cm" svg:height="0.424cm" svg:x="6.672cm" svg:y="12.5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26" xml:id="id2" draw:id="id2" draw:layer="layout" svg:width="1.567cm" svg:height="0.335cm" svg:x="7.5cm" svg:y="13.655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573cm" svg:y="-5cm" draw:escape-direction="right"/>
                <draw:glue-point draw:id="5" svg:x="-5cm" svg:y="-2.561cm"/>
                <draw:glue-point draw:id="6" svg:x="-4.236cm" svg:y="-5cm" draw:escape-direction="left"/>
              </draw:frame>
              <draw:frame draw:style-name="gr109" draw:text-style-name="P2" draw:layer="layout" svg:width="0.701cm" svg:height="0.276cm" svg:x="6.001cm" svg:y="13.135cm">
                <draw:text-box>
                  <text:p><text:span text:style-name="T1">NADH</text:span></text:p>
                </draw:text-box>
              </draw:frame>
              <draw:frame draw:style-name="gr110" draw:text-style-name="P59" draw:layer="layout" svg:width="1.103cm" svg:height="0.276cm" draw:transform="rotate (1.5707963267949) translate (6.359cm 12.841cm)">
                <draw:text-box>
                  <text:p><text:span text:style-name="T21">Complex I</text:span></text:p>
                </draw:text-box>
              </draw:frame>
              <draw:frame draw:style-name="gr111" draw:text-style-name="P59" draw:layer="layout" svg:width="1.2cm" svg:height="0.276cm" draw:transform="rotate (1.5707963267949) translate (9.406cm 12.855cm)">
                <draw:text-box>
                  <text:p><text:span text:style-name="T21">Complex V</text:span></text:p>
                </draw:text-box>
              </draw:frame>
              <draw:frame draw:style-name="gr86" draw:text-style-name="P26" draw:layer="layout" svg:width="0.324cm" svg:height="0.276cm" svg:x="6.84cm" svg:y="11.412cm">
                <draw:text-box>
                  <text:p><text:span text:style-name="T6">H</text:span><text:span text:style-name="T9">+</text:span></text:p>
                </draw:text-box>
              </draw:frame>
              <draw:line draw:style-name="gr112" draw:text-style-name="P3" draw:layer="layout" svg:x1="9.798cm" svg:y1="11.656cm" svg:x2="9.798cm" svg:y2="13.154cm">
                <text:p/>
              </draw:line>
              <draw:g>
                <svg:title>TexMaths</svg:title>
                <svg:desc>12§latex§\Delta\psi§svg§600§TRUE§</svg:desc>
                <draw:polygon draw:style-name="gr89" draw:text-style-name="P52" draw:layer="layout" svg:width="0.577cm" svg:height="0.347cm" svg:x="9.5cm" svg:y="13.252cm" svg:viewBox="0 0 578 348" draw:points="289,348 0,348 0,0 578,0 578,348">
                  <text:p/>
                </draw:polygon>
                <draw:path draw:style-name="gr90" draw:text-style-name="P53" draw:layer="layout" svg:width="0.311cm" svg:height="0.303cm" svg:x="9.499cm" svg:y="13.231cm" svg:viewBox="0 0 312 304" svg:d="M167 8c-3-6-4-8-11-8s-8 2-11 8l-143 287c-2 4-2 5-2 5 0 4 3 4 10 4h293c7 0 9 0 9-4 0 0 0-1-2-5zM143 42l113 229h-227z">
                  <text:p/>
                </draw:path>
                <draw:path draw:style-name="gr90" draw:text-style-name="P53" draw:layer="layout" svg:width="0.255cm" svg:height="0.379cm" svg:x="9.843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6.173cm" svg:y="11.13cm">
                <draw:text-box>
                  <text:p><text:span text:style-name="T6">MOM</text:span></text:p>
                </draw:text-box>
              </draw:frame>
              <draw:frame draw:style-name="gr114" draw:text-style-name="P26" draw:layer="layout" svg:width="0.345cm" svg:height="0.276cm" svg:x="8.736cm" svg:y="12.286cm">
                <draw:text-box>
                  <text:p><text:span text:style-name="T6">CV</text:span></text:p>
                </draw:text-box>
              </draw:frame>
              <draw:connector draw:style-name="gr115" draw:text-style-name="P12" draw:layer="layout" draw:type="curve" draw:line-skew="-0.203cm 0.665cm" svg:x1="7.433cm" svg:y1="12.36cm" svg:x2="7.62cm" svg:y2="13.655cm" draw:start-shape="id1" draw:start-glue-point="9" draw:end-shape="id2" draw:end-glue-point="6" svg:d="M7433 12360c0 696 116 579 180 729s74 566 7 566" svg:viewBox="0 0 234 1296">
                <text:p/>
              </draw:connector>
              <draw:connector draw:style-name="gr115" draw:text-style-name="P12" draw:layer="layout" draw:type="curve" draw:line-skew="-0.194cm 1.069cm 1.021cm" svg:x1="7.03cm" svg:y1="12.74cm" svg:x2="7.5cm" svg:y2="13.737cm" draw:start-shape="id3" draw:start-glue-point="10" draw:end-shape="id2" draw:end-glue-point="5" svg:d="M7030 12740c459 0 307 436 282 436-24 0-131 561 188 561" svg:viewBox="0 0 471 998">
                <text:p/>
              </draw:connector>
              <draw:frame draw:style-name="gr3" draw:text-style-name="P60" draw:layer="layout" svg:width="0.667cm" svg:height="0.276cm" svg:x="7.177cm" svg:y="13.135cm">
                <draw:text-box>
                  <text:p><text:span text:style-name="T1">NAD</text:span><text:span text:style-name="T22">+</text:span></text:p>
                </draw:text-box>
              </draw:frame>
              <draw:frame draw:style-name="gr86" draw:text-style-name="P26" draw:layer="layout" svg:width="0.324cm" svg:height="0.276cm" svg:x="7.44cm" svg:y="11.412cm">
                <draw:text-box>
                  <text:p><text:span text:style-name="T6">H</text:span><text:span text:style-name="T9">+</text:span></text:p>
                </draw:text-box>
              </draw:frame>
              <draw:frame draw:style-name="gr86" draw:text-style-name="P26" draw:layer="layout" svg:width="0.324cm" svg:height="0.276cm" svg:x="8.04cm" svg:y="11.412cm">
                <draw:text-box>
                  <text:p><text:span text:style-name="T6">H</text:span><text:span text:style-name="T9">+</text:span></text:p>
                </draw:text-box>
              </draw:frame>
              <draw:frame draw:style-name="gr86" draw:text-style-name="P26" draw:layer="layout" svg:width="0.324cm" svg:height="0.276cm" svg:x="8.64cm" svg:y="11.412cm">
                <draw:text-box>
                  <text:p><text:span text:style-name="T6">H</text:span><text:span text:style-name="T9">+</text:span></text:p>
                </draw:text-box>
              </draw:frame>
              <draw:custom-shape draw:style-name="gr116" draw:text-style-name="P62" xml:id="id5" draw:id="id5" draw:layer="layout" svg:width="0.64cm" svg:height="0.278cm" svg:x="7.719cm" svg:y="11.921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4" draw:id="id4" draw:layer="layout" svg:width="0.475cm" svg:height="0.265cm" svg:x="7.719cm" svg:y="12.563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3" draw:layer="layout" svg:width="0.441cm" svg:height="0.424cm" svg:x="7.113cm" svg:y="12.0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12" draw:layer="layout" draw:type="curve" draw:line-skew="0.293cm" svg:x1="7.719cm" svg:y1="12.695cm" svg:x2="7.719cm" svg:y2="12.06cm" draw:start-shape="id4" draw:start-glue-point="3" draw:end-shape="id5" draw:end-glue-point="3" svg:d="M7719 12695c-333 0-333-635 0-635" svg:viewBox="0 0 251 636">
                <text:p/>
              </draw:connector>
            </draw:g>
          </draw:g>
          <draw:g>
            <draw:line draw:style-name="gr120" draw:text-style-name="P12" draw:layer="layout" svg:x1="1.887cm" svg:y1="12.37cm" svg:x2="5.721cm" svg:y2="12.392cm">
              <text:p/>
            </draw:line>
            <draw:frame draw:style-name="gr121" draw:text-style-name="P64" draw:layer="layout" svg:width="0.997cm" svg:height="0.276cm" svg:x="3.284cm" svg:y="10.805cm">
              <draw:text-box>
                <text:p text:style-name="P3"><text:span text:style-name="T25">FETROS</text:span></text:p>
              </draw:text-box>
            </draw:frame>
            <draw:g>
              <draw:line draw:style-name="gr122" draw:text-style-name="P12" draw:layer="layout" svg:x1="1.887cm" svg:y1="11.249cm" svg:x2="5.722cm" svg:y2="11.249cm">
                <text:p/>
              </draw:line>
              <draw:custom-shape draw:style-name="gr123" draw:text-style-name="P55" draw:layer="layout" svg:width="3.831cm" svg:height="0.746cm" svg:x="1.887cm" svg:y="11.16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2.421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7" draw:layer="layout" svg:width="0.263cm" svg:height="0.263cm" svg:x="2.914cm" svg:y="12.135cm">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138cm" svg:height="1.706cm" svg:x="2.548cm" svg:y="11.486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25cm" svg:height="0.25cm" svg:x="5.053cm" svg:y="13.085cm">
                <text:p text:style-name="P19"><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6" draw:layer="layout" svg:width="0.25cm" svg:height="0.25cm" svg:x="4.111cm" svg:y="13.085cm">
                <text:p text:style-name="P6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37" draw:layer="layout" svg:width="0.979cm" svg:height="0.979cm" svg:x="4.152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12" draw:layer="layout" svg:x1="4.631cm" svg:y1="12.385cm" svg:x2="4.99cm" svg:y2="12.203cm">
                      <text:p/>
                    </draw:line>
                    <draw:line draw:style-name="gr127" draw:text-style-name="P12" draw:layer="layout" svg:x1="4.99cm" svg:y1="12.203cm" svg:x2="5.038cm" svg:y2="12.291cm">
                      <text:p/>
                    </draw:line>
                  </draw:g>
                  <draw:g>
                    <draw:line draw:style-name="gr127" draw:text-style-name="P12" draw:layer="layout" svg:x1="4.631cm" svg:y1="12.379cm" svg:x2="4.997cm" svg:y2="12.546cm">
                      <text:p/>
                    </draw:line>
                    <draw:line draw:style-name="gr127" draw:text-style-name="P12" draw:layer="layout" svg:x1="4.998cm" svg:y1="12.546cm" svg:x2="4.959cm" svg:y2="12.638cm">
                      <text:p/>
                    </draw:line>
                  </draw:g>
                  <draw:g>
                    <draw:line draw:style-name="gr127" draw:text-style-name="P12" draw:layer="layout" svg:x1="4.632cm" svg:y1="12.379cm" svg:x2="4.761cm" svg:y2="12.76cm">
                      <text:p/>
                    </draw:line>
                    <draw:line draw:style-name="gr127" draw:text-style-name="P12" draw:layer="layout" svg:x1="4.761cm" svg:y1="12.76cm" svg:x2="4.667cm" svg:y2="12.795cm">
                      <text:p/>
                    </draw:line>
                  </draw:g>
                  <draw:g>
                    <draw:line draw:style-name="gr127" draw:text-style-name="P12" draw:layer="layout" svg:x1="4.632cm" svg:y1="12.379cm" svg:x2="4.447cm" svg:y2="12.736cm">
                      <text:p/>
                    </draw:line>
                    <draw:line draw:style-name="gr127" draw:text-style-name="P12" draw:layer="layout" svg:x1="4.447cm" svg:y1="12.737cm" svg:x2="4.357cm" svg:y2="12.694cm">
                      <text:p/>
                    </draw:line>
                  </draw:g>
                  <draw:g>
                    <draw:line draw:style-name="gr127" draw:text-style-name="P12" draw:layer="layout" svg:x1="4.631cm" svg:y1="12.38cm" svg:x2="4.265cm" svg:y2="12.214cm">
                      <text:p/>
                    </draw:line>
                    <draw:line draw:style-name="gr127" draw:text-style-name="P12" draw:layer="layout" svg:x1="4.265cm" svg:y1="12.214cm" svg:x2="4.304cm" svg:y2="12.122cm">
                      <text:p/>
                    </draw:line>
                  </draw:g>
                  <draw:g>
                    <draw:line draw:style-name="gr127" draw:text-style-name="P12" draw:layer="layout" svg:x1="4.631cm" svg:y1="12.38cm" svg:x2="4.443cm" svg:y2="12.024cm">
                      <text:p/>
                    </draw:line>
                    <draw:line draw:style-name="gr127" draw:text-style-name="P12" draw:layer="layout" svg:x1="4.443cm" svg:y1="12.023cm" svg:x2="4.53cm" svg:y2="11.974cm">
                      <text:p/>
                    </draw:line>
                  </draw:g>
                  <draw:g>
                    <draw:line draw:style-name="gr127" draw:text-style-name="P12" draw:layer="layout" svg:x1="4.631cm" svg:y1="12.38cm" svg:x2="4.77cm" svg:y2="12.002cm">
                      <text:p/>
                    </draw:line>
                    <draw:line draw:style-name="gr127" draw:text-style-name="P12" draw:layer="layout" svg:x1="4.769cm" svg:y1="12.002cm" svg:x2="4.864cm" svg:y2="12.033cm">
                      <text:p/>
                    </draw:line>
                  </draw:g>
                </draw:g>
                <draw:g>
                  <draw:line draw:style-name="gr104" draw:text-style-name="P12" draw:layer="layout" svg:x1="4.632cm" svg:y1="12.38cm" svg:x2="4.256cm" svg:y2="12.523cm">
                    <text:p/>
                  </draw:line>
                  <draw:line draw:style-name="gr104" draw:text-style-name="P12" draw:layer="layout" svg:x1="4.256cm" svg:y1="12.523cm" svg:x2="4.217cm" svg:y2="12.431cm">
                    <text:p/>
                  </draw:line>
                </draw:g>
              </draw:g>
              <draw:custom-shape draw:style-name="gr128" draw:text-style-name="P58" draw:layer="layout" svg:width="0.441cm" svg:height="0.424cm" svg:x="2.387cm" svg:y="12.5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5" draw:text-style-name="P33" draw:layer="layout" svg:width="0.785cm" svg:height="0.76cm" draw:transform="skewX (-0.00139626340159551) rotate (1.00496058329834) translate (2.072cm 13.348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8" draw:id="id8" draw:layer="layout" svg:width="0.262cm" svg:height="0.263cm" svg:x="2.473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6" xml:id="id9" draw:id="id9" draw:layer="layout" svg:width="1.567cm" svg:height="0.335cm" svg:x="3.289cm" svg:y="13.669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487cm" svg:y="-5cm" draw:escape-direction="left"/>
                <draw:glue-point draw:id="5" svg:x="-4.995cm" svg:y="-0.165cm"/>
              </draw:frame>
              <draw:connector draw:style-name="gr129" draw:text-style-name="P12" draw:layer="layout" draw:type="curve" draw:line-skew="0.291cm" svg:x1="3.429cm" svg:y1="12.703cm" svg:x2="3.429cm" svg:y2="12.068cm" draw:start-shape="id6" draw:start-glue-point="3" draw:end-shape="id7" draw:end-glue-point="3" svg:d="M3429 12703c-337 0-337-635 0-635" svg:viewBox="0 0 254 636">
                <text:p/>
              </draw:connector>
              <draw:frame draw:style-name="gr109" draw:text-style-name="P2" draw:layer="layout" svg:width="0.701cm" svg:height="0.276cm" svg:x="1.703cm" svg:y="13.047cm">
                <draw:text-box>
                  <text:p><text:span text:style-name="T1">NADH</text:span></text:p>
                </draw:text-box>
              </draw:frame>
              <draw:custom-shape draw:style-name="gr105" draw:text-style-name="P33" draw:layer="layout" svg:width="0.785cm" svg:height="0.76cm" draw:transform="skewX (-0.00139626340159551) rotate (1.00496058329834) translate (4.143cm 13.359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0" draw:text-style-name="P65" draw:layer="layout" svg:width="0.138cm" svg:height="1.484cm" draw:transform="rotate (-3.14159265358979) translate (4.71cm 13.233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6" draw:text-style-name="P26" draw:layer="layout" svg:width="0.324cm" svg:height="0.276cm" svg:x="4.546cm" svg:y="11.412cm">
                <draw:text-box>
                  <text:p><text:span text:style-name="T6">H+</text:span></text:p>
                </draw:text-box>
              </draw:frame>
              <draw:frame draw:style-name="gr85" draw:text-style-name="P26" draw:layer="layout" svg:width="0.443cm" svg:height="0.335cm" svg:x="2.507cm" svg:y="13.206cm">
                <draw:text-box>
                  <text:p><text:span text:style-name="T6">H</text:span><text:span text:style-name="T26">+</text:span><text:span text:style-name="T27">M</text:span></text:p>
                </draw:text-box>
              </draw:frame>
              <draw:line draw:style-name="gr112" draw:text-style-name="P3" draw:layer="layout" svg:x1="5.56cm" svg:y1="11.656cm" svg:x2="5.56cm" svg:y2="13.154cm">
                <text:p/>
              </draw:line>
              <draw:g>
                <svg:title>TexMaths</svg:title>
                <svg:desc>12§latex§\Delta\psi§svg§600§TRUE§</svg:desc>
                <draw:polygon draw:style-name="gr89" draw:text-style-name="P52" draw:layer="layout" svg:width="0.577cm" svg:height="0.347cm" svg:x="5.263cm" svg:y="13.252cm" svg:viewBox="0 0 578 348" draw:points="289,348 0,348 0,0 578,0 578,348">
                  <text:p/>
                </draw:polygon>
                <draw:path draw:style-name="gr90" draw:text-style-name="P53" draw:layer="layout" svg:width="0.311cm" svg:height="0.303cm" svg:x="5.262cm" svg:y="13.231cm" svg:viewBox="0 0 312 304" svg:d="M167 8c-3-6-4-8-11-8s-8 2-11 8l-143 287c-2 4-2 5-2 5 0 4 3 4 10 4h293c7 0 9 0 9-4 0 0 0-1-2-5zM143 42l113 229h-227z">
                  <text:p/>
                </draw:path>
                <draw:path draw:style-name="gr90" draw:text-style-name="P53" draw:layer="layout" svg:width="0.255cm" svg:height="0.379cm" svg:x="5.606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1.898cm" svg:y="11.154cm">
                <draw:text-box>
                  <text:p><text:span text:style-name="T6">MOM</text:span></text:p>
                </draw:text-box>
              </draw:frame>
              <draw:frame draw:style-name="gr114" draw:text-style-name="P26" draw:layer="layout" svg:width="0.345cm" svg:height="0.276cm" svg:x="4.443cm" svg:y="12.286cm">
                <draw:text-box>
                  <text:p><text:span text:style-name="T6">CV</text:span></text:p>
                </draw:text-box>
              </draw:frame>
              <draw:frame draw:style-name="gr110" draw:text-style-name="P59" draw:layer="layout" svg:width="1.103cm" svg:height="0.276cm" draw:transform="rotate (1.5707963267949) translate (2.011cm 12.855cm)">
                <draw:text-box>
                  <text:p><text:span text:style-name="T21">Complex I</text:span></text:p>
                </draw:text-box>
              </draw:frame>
              <draw:frame draw:style-name="gr111" draw:text-style-name="P59" draw:layer="layout" svg:width="1.2cm" svg:height="0.276cm" draw:transform="rotate (1.5707963267949) translate (5.158cm 12.855cm)">
                <draw:text-box>
                  <text:p><text:span text:style-name="T21">Complex V</text:span></text:p>
                </draw:text-box>
              </draw:frame>
              <draw:connector draw:style-name="gr131" draw:text-style-name="P12" draw:layer="layout" draw:type="curve" draw:line-skew="-0.167cm 1.085cm 1.077cm" svg:x1="2.735cm" svg:y1="12.74cm" svg:x2="3.29cm" svg:y2="13.831cm" draw:start-shape="id8" draw:start-glue-point="10" draw:end-shape="id9" draw:end-glue-point="5" svg:d="M2735 12740c501 0 335 452 325 452-9 0-130 639 230 639" svg:viewBox="0 0 556 1092">
                <text:p/>
              </draw:connector>
              <draw:frame draw:style-name="gr3" draw:text-style-name="P60" draw:layer="layout" svg:width="0.667cm" svg:height="0.276cm" svg:x="2.972cm" svg:y="13.047cm">
                <draw:text-box>
                  <text:p><text:span text:style-name="T1">NAD+</text:span></text:p>
                </draw:text-box>
              </draw:frame>
              <draw:frame draw:style-name="gr85" draw:text-style-name="P26" draw:layer="layout" svg:width="0.443cm" svg:height="0.335cm" svg:x="4.548cm" svg:y="13.207cm">
                <draw:text-box>
                  <text:p><text:span text:style-name="T6">H</text:span><text:span text:style-name="T26">+</text:span><text:span text:style-name="T27">M</text:span></text:p>
                </draw:text-box>
              </draw:frame>
              <draw:custom-shape draw:style-name="gr116" draw:text-style-name="P62" xml:id="id7" draw:id="id7" draw:layer="layout" svg:width="0.64cm" svg:height="0.278cm" svg:x="3.429cm" svg:y="11.929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6" draw:id="id6" draw:layer="layout" svg:width="0.475cm" svg:height="0.265cm" svg:x="3.429cm" svg:y="12.571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32" draw:text-style-name="P12" draw:layer="layout" svg:width="8.782cm" svg:height="12.692cm" svg:x="1.476cm" svg:y="14.297cm">
          <draw:image xlink:href="Pictures/100002010000041B0000063AACB32E02267EBE75.png" xlink:type="simple" xlink:show="embed" xlink:actuate="onLoad" loext:mime-type="image/png">
            <text:p/>
          </draw:image>
        </draw:frame>
        <draw:frame draw:style-name="gr27" draw:text-style-name="P13" draw:layer="layout" svg:width="0.176cm" svg:height="0.319cm" svg:x="1.565cm" svg:y="14.126cm">
          <draw:text-box>
            <text:p><text:span text:style-name="T5">f</text:span></text:p>
          </draw:text-box>
        </draw:frame>
        <draw:frame draw:style-name="gr27" draw:text-style-name="P13" draw:layer="layout" svg:width="0.176cm" svg:height="0.319cm" svg:x="6.091cm" svg:y="14.127cm">
          <draw:text-box>
            <text:p><text:span text:style-name="T5">g</text:span></text:p>
          </draw:text-box>
        </draw:frame>
        <draw:frame draw:style-name="gr27" draw:text-style-name="P13" draw:layer="layout" svg:width="0.176cm" svg:height="0.319cm" svg:x="1.565cm" svg:y="18.626cm">
          <draw:text-box>
            <text:p><text:span text:style-name="T5">h</text:span></text:p>
          </draw:text-box>
        </draw:frame>
        <draw:frame draw:style-name="gr27" draw:text-style-name="P13" draw:layer="layout" svg:width="0.176cm" svg:height="0.319cm" svg:x="6.091cm" svg:y="18.627cm">
          <draw:text-box>
            <text:p><text:span text:style-name="T5">i</text:span></text:p>
          </draw:text-box>
        </draw:frame>
        <draw:frame draw:style-name="gr27" draw:text-style-name="P13" draw:layer="layout" svg:width="0.176cm" svg:height="0.319cm" svg:x="1.565cm" svg:y="23.026cm">
          <draw:text-box>
            <text:p><text:span text:style-name="T5">j</text:span></text:p>
          </draw:text-box>
        </draw:frame>
        <draw:frame draw:style-name="gr27" draw:text-style-name="P13" draw:layer="layout" svg:width="0.176cm" svg:height="0.319cm" svg:x="6.091cm" svg:y="23.027cm">
          <draw:text-box>
            <text:p><text:span text:style-name="T5">k</text:span></text:p>
          </draw:text-box>
        </draw:frame>
      </draw:page>
      <draw:page draw:name="page2" draw:style-name="dp1" draw:master-page-name="Default">
        <draw:custom-shape draw:style-name="gr1" draw:text-style-name="P1" draw:layer="layout" svg:width="8.9cm" svg:height="25.5cm" svg:x="1.451cm" svg:y="1.557cm">
          <text:p/>
          <draw:enhanced-geometry svg:viewBox="0 0 21600 21600" draw:type="rectangle" draw:enhanced-path="M 0 0 L 21600 0 21600 21600 0 21600 0 0 Z N"/>
        </draw:custom-shape>
        <draw:g>
          <draw:frame draw:style-name="gr2" draw:text-style-name="P2" draw:layer="layout" svg:width="0.802cm" svg:height="0.276cm" svg:x="4.434cm" svg:y="1.896cm">
            <draw:text-box>
              <text:p><text:span text:style-name="T1">Neuron</text:span></text:p>
            </draw:text-box>
          </draw:frame>
          <draw:frame draw:style-name="gr3" draw:text-style-name="P2" draw:layer="layout" svg:width="0.667cm" svg:height="0.276cm" svg:x="2.669cm" svg:y="1.896cm">
            <draw:text-box>
              <text:p><text:span text:style-name="T1">Inputs</text:span></text:p>
            </draw:text-box>
          </draw:frame>
          <draw:frame draw:style-name="gr4" draw:text-style-name="P2" draw:layer="layout" svg:width="0.734cm" svg:height="0.276cm" svg:x="6.372cm" svg:y="1.896cm">
            <draw:text-box>
              <text:p><text:span text:style-name="T1">Output</text:span></text:p>
            </draw:text-box>
          </draw:frame>
          <draw:frame draw:style-name="gr5" draw:text-style-name="P4" draw:layer="layout" svg:width="0.146cm" svg:height="0.276cm" svg:x="3.712cm" svg:y="4.352cm">
            <draw:text-box>
              <text:p text:style-name="P3"><text:span text:style-name="T2">+</text:span></text:p>
            </draw:text-box>
          </draw:frame>
          <draw:g>
            <draw:custom-shape draw:style-name="gr6" draw:text-style-name="P5" draw:layer="layout" svg:width="0.897cm" svg:height="0.896cm" svg:x="4.37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3.524cm" svg:y1="2.303cm" svg:x2="4.607cm" svg:y2="2.47cm">
              <text:p/>
            </draw:line>
            <draw:line draw:style-name="gr7" draw:text-style-name="P5" draw:layer="layout" svg:x1="3.905cm" svg:y1="2.557cm" svg:x2="4.44cm" svg:y2="2.636cm">
              <text:p/>
            </draw:line>
            <draw:line draw:style-name="gr7" draw:text-style-name="P5" draw:layer="layout" svg:x1="3.897cm" svg:y1="3.167cm" svg:x2="4.44cm" svg:y2="3.101cm">
              <text:p/>
            </draw:line>
            <draw:line draw:style-name="gr7" draw:text-style-name="P5" draw:layer="layout" svg:x1="3.516cm" svg:y1="3.599cm" svg:x2="4.607cm" svg:y2="3.267cm">
              <text:p/>
            </draw:line>
            <draw:line draw:style-name="gr7" draw:text-style-name="P5" draw:layer="layout" svg:x1="5.304cm" svg:y1="2.868cm" svg:x2="6.035cm" svg:y2="2.868cm">
              <text:p/>
            </draw:line>
          </draw:g>
          <draw:path draw:style-name="gr8" draw:text-style-name="P5" draw:layer="layout" svg:width="0.995cm" svg:height="0.677cm" svg:x="2.928cm" svg:y="2.257cm" svg:viewBox="0 0 996 678" svg:d="M0 678c123 0 129-98 123-559s246 566 340 551 533 0 533 0">
            <text:p/>
          </draw:path>
          <draw:path draw:style-name="gr9" draw:text-style-name="P5" draw:layer="layout" svg:width="0.63cm" svg:height="1.375cm" svg:x="6.424cm" svg:y="2.257cm" svg:viewBox="0 0 631 1376" svg:d="M0 1194c123 0 172-547 166-1092-6-547-27 1291 66 1274 94-18 399-213 399-213">
            <text:p/>
          </draw:path>
          <draw:path draw:style-name="gr10" draw:text-style-name="P5" draw:layer="layout" svg:width="0.929cm" svg:height="0.57cm" draw:transform="rotate (-3.14159265358979) translate (3.85760693989978cm 3.76904533731713cm)" svg:viewBox="0 0 930 571" svg:d="M930 571c-270 0-61-831-347-488-286 344-583 488-583 488">
            <text:p/>
          </draw:path>
          <draw:g>
            <svg:title>TexMaths</svg:title>
            <svg:desc>36§display§\sum_{}^{}§svg§600§TRUE§</svg:desc>
            <draw:polygon draw:style-name="gr11" draw:text-style-name="P6" draw:layer="layout" svg:width="0.435cm" svg:height="0.44cm" svg:x="4.598cm" svg:y="2.636cm" svg:viewBox="0 0 436 441" draw:points="218,441 0,441 0,0 436,0 436,441">
              <text:p/>
            </draw:polygon>
            <draw:path draw:style-name="gr12" draw:text-style-name="P7" draw:layer="layout" svg:width="0.418cm" svg:height="0.44cm" svg:x="4.616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13" draw:text-style-name="P8" draw:layer="layout" svg:width="1.183cm" svg:height="0.826cm" svg:x="2.111cm" svg:y="4.077cm">
            <draw:text-box>
              <text:p text:style-name="P3"><text:span text:style-name="T3">Input </text:span></text:p>
              <text:p text:style-name="P3"><text:span text:style-name="T3">processing</text:span></text:p>
              <text:p text:style-name="P3"><text:span text:style-name="T3">costs</text:span></text:p>
            </draw:text-box>
          </draw:frame>
          <draw:frame draw:style-name="gr14" draw:text-style-name="P8" draw:layer="layout" svg:width="1.467cm" svg:height="0.826cm" svg:x="4.102cm" svg:y="4.077cm">
            <draw:text-box>
              <text:p text:style-name="P3"><text:span text:style-name="T3">Cellular </text:span></text:p>
              <text:p text:style-name="P3"><text:span text:style-name="T3">maintenance </text:span></text:p>
              <text:p text:style-name="P3"><text:span text:style-name="T3">costs</text:span></text:p>
            </draw:text-box>
          </draw:frame>
          <draw:frame draw:style-name="gr15" draw:text-style-name="P8" draw:layer="layout" svg:width="1.81cm" svg:height="0.826cm" svg:x="5.834cm" svg:y="4.077cm">
            <draw:text-box>
              <text:p text:style-name="P3"><text:span text:style-name="T3">Action potential, </text:span></text:p>
              <text:p text:style-name="P3"><text:span text:style-name="T3">transmission, </text:span></text:p>
              <text:p text:style-name="P3"><text:span text:style-name="T3">reuptake costs</text:span></text:p>
            </draw:text-box>
          </draw:frame>
          <draw:custom-shape draw:style-name="gr16" draw:text-style-name="P9" draw:layer="layout" svg:width="0.294cm" svg:height="0.294cm" svg:x="3.625cm" svg:y="5.2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0" draw:layer="layout" svg:width="1.077cm" svg:height="0.276cm" svg:x="1.905cm" svg:y="2.44cm">
            <draw:text-box>
              <text:p text:style-name="P3"><text:span text:style-name="T3">Excitatory</text:span></text:p>
            </draw:text-box>
          </draw:frame>
          <draw:frame draw:style-name="gr18" draw:text-style-name="P10" draw:layer="layout" svg:width="0.993cm" svg:height="0.276cm" svg:x="1.889cm" svg:y="3.341cm">
            <draw:text-box>
              <text:p text:style-name="P3"><text:span text:style-name="T3">Inhibitory</text:span></text:p>
            </draw:text-box>
          </draw:frame>
          <draw:frame draw:style-name="gr19" draw:text-style-name="P8" draw:layer="layout" svg:width="0.616cm" svg:height="0.276cm" svg:x="6.431cm" svg:y="3.652cm">
            <draw:text-box>
              <text:p text:style-name="P3"><text:span text:style-name="T3">Spike</text:span></text:p>
            </draw:text-box>
          </draw:frame>
          <draw:frame draw:style-name="gr20" draw:text-style-name="P8" draw:layer="layout" svg:width="1.141cm" svg:height="0.551cm" svg:x="4.265cm" svg:y="3.377cm">
            <draw:text-box>
              <text:p text:style-name="P3"><text:span text:style-name="T3">Input </text:span></text:p>
              <text:p text:style-name="P3"><text:span text:style-name="T3">integration</text:span></text:p>
            </draw:text-box>
          </draw:frame>
          <draw:frame draw:style-name="gr5" draw:text-style-name="P4" draw:layer="layout" svg:width="0.146cm" svg:height="0.276cm" svg:x="5.62cm" svg:y="4.352cm">
            <draw:text-box>
              <text:p text:style-name="P3"><text:span text:style-name="T2">+</text:span></text:p>
            </draw:text-box>
          </draw:frame>
          <draw:frame draw:style-name="gr21" draw:text-style-name="P11" draw:layer="layout" svg:width="0.277cm" svg:height="0.395cm" svg:x="6.557cm" svg:y="5.185cm">
            <draw:text-box>
              <text:p text:style-name="P3"><text:span text:style-name="T4">Q</text:span></text:p>
            </draw:text-box>
          </draw:frame>
          <draw:custom-shape draw:style-name="gr22" draw:text-style-name="P12" draw:layer="layout" svg:width="0.2cm" svg:height="1.591cm" draw:transform="rotate (1.5707963267949) translate (5.897cm 5.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2" draw:layer="layout" svg:width="0.2cm" svg:height="3.417cm" draw:transform="rotate (1.5707963267949) translate (2.07cm 5.153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5" draw:layer="layout" svg:x1="1.762cm" svg:y1="4.011cm" svg:x2="7.762cm" svg:y2="4.017cm">
            <text:p/>
          </draw:line>
          <draw:frame draw:style-name="gr25" draw:text-style-name="P8" draw:layer="layout" svg:width="1.932cm" svg:height="0.276cm" svg:x="2.804cm" svg:y="5.586cm">
            <draw:text-box>
              <text:p text:style-name="P3"><text:span text:style-name="T3">Non-spiking costs</text:span></text:p>
            </draw:text-box>
          </draw:frame>
          <draw:frame draw:style-name="gr25" draw:text-style-name="P8" draw:layer="layout" svg:width="1.932cm" svg:height="0.276cm" svg:x="5.763cm" svg:y="5.586cm">
            <draw:text-box>
              <text:p text:style-name="P3"><text:span text:style-name="T3">Per-spike cost</text:span></text:p>
            </draw:text-box>
          </draw:frame>
        </draw:g>
        <draw:frame draw:style-name="gr26" draw:text-style-name="P13" draw:layer="layout" svg:width="0.167cm" svg:height="0.319cm" svg:x="1.565cm" svg:y="1.657cm">
          <draw:text-box>
            <text:p><text:span text:style-name="T5">a</text:span></text:p>
          </draw:text-box>
        </draw:frame>
        <draw:frame draw:style-name="gr27" draw:text-style-name="P13" draw:layer="layout" svg:width="0.176cm" svg:height="0.319cm" svg:x="7.776cm" svg:y="1.717cm">
          <draw:text-box>
            <text:p><text:span text:style-name="T5">b</text:span></text:p>
          </draw:text-box>
        </draw:frame>
        <draw:g>
          <draw:g>
            <draw:line draw:style-name="gr28" draw:text-style-name="P14" draw:layer="layout" svg:x1="9.304cm" svg:y1="3.053cm" svg:x2="9.304cm" svg:y2="1.887cm">
              <text:p/>
            </draw:line>
            <draw:line draw:style-name="gr28" draw:text-style-name="P14" draw:layer="layout" svg:x1="9.104cm" svg:y1="1.879cm" svg:x2="9.104cm" svg:y2="3.045cm">
              <text:p/>
            </draw:line>
          </draw:g>
          <draw:frame draw:style-name="gr29" draw:text-style-name="P15" draw:layer="layout" svg:width="0.641cm" svg:height="0.551cm" svg:x="9.487cm" svg:y="2.288cm">
            <draw:text-box>
              <text:p text:style-name="P3"><text:span text:style-name="T6">Na-K </text:span><text:span text:style-name="T6"><text:line-break/></text:span><text:span text:style-name="T6">pump</text:span></text:p>
            </draw:text-box>
          </draw:frame>
          <draw:g>
            <draw:custom-shape draw:style-name="gr30" draw:text-style-name="P16" draw:layer="layout" svg:width="1.757cm" svg:height="1.267cm" svg:x="8.326cm" svg:y="3.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7" draw:layer="layout" svg:width="1.419cm" svg:height="0.702cm" svg:x="8.495cm" svg:y="3.9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2" draw:text-style-name="P14" draw:layer="layout" svg:x1="8.317cm" svg:y1="2.224cm" svg:x2="10.1cm" svg:y2="2.227cm">
            <text:p/>
          </draw:line>
          <draw:custom-shape draw:style-name="gr33" draw:text-style-name="P18" draw:layer="layout" svg:width="0.741cm" svg:height="0.717cm" draw:transform="skewX (-0.00139626340159549) rotate (0.63721970990313) translate (8.712cm 3.054cm)">
            <text:p/>
            <draw:enhanced-geometry svg:viewBox="0 0 21600 21600" draw:mirror-horizontal="false" draw:mirror-vertical="false" draw:text-areas="0 0 21600 21600" draw:type="circular-arrow" draw:modifiers="-132.278068763198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4" draw:text-style-name="P20" draw:layer="layout" svg:width="0.25cm" svg:height="0.25cm" svg:x="8.737cm" svg:y="4.138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5cm" svg:height="0.25cm" svg:x="8.737cm" svg:y="3.195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 draw:text-style-name="P21" draw:layer="layout" svg:width="0.227cm" svg:height="0.333cm" draw:transform="rotate (-3.14159265358979) translate (9.317cm 3.874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22" draw:layer="layout" svg:width="0.375cm" svg:height="0.499cm" svg:x="9.017cm" svg:y="3.52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1" draw:layer="layout" svg:width="0.482cm" svg:height="0.643cm" svg:x="8.963cm" svg:y="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8" draw:text-style-name="P23" draw:layer="layout" svg:width="0.125cm" svg:height="0.121cm" draw:transform="rotate (3.09359609915995) translate (9.142cm 2.654cm)" draw:kind="cut" draw:start-angle="254.12" draw:end-angle="78.09">
              <text:p/>
            </draw:ellipse>
            <draw:ellipse draw:style-name="gr38" draw:text-style-name="P23" draw:layer="layout" svg:width="0.126cm" svg:height="0.132cm" draw:transform="skewX (0.0075049157835756) rotate (3.07020868718322) translate (9.188cm 2.499cm)" draw:kind="cut" draw:start-angle="254.12" draw:end-angle="78.09">
              <text:p/>
            </draw:ellipse>
            <draw:ellipse draw:style-name="gr38" draw:text-style-name="P23" draw:layer="layout" svg:width="0.123cm" svg:height="0.125cm" draw:transform="skewX (0.0319395253114962) rotate (3.12536109154625) translate (9.232cm 2.344cm)" draw:kind="cut" draw:start-angle="254.12" draw:end-angle="78.09">
              <text:p/>
            </draw:ellipse>
            <draw:custom-shape draw:style-name="gr39" draw:text-style-name="P24" draw:layer="layout" svg:width="0.149cm" svg:height="0.081cm" draw:transform="skewX (0.0493928178314395) rotate (1.87273828738992) translate (9.236cm 2.32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24" draw:layer="layout" svg:width="0.148cm" svg:height="0.083cm" draw:transform="rotate (1.87273828738992) translate (9.284cm 2.49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22" draw:layer="layout" svg:width="0.377cm" svg:height="0.649cm" draw:transform="rotate (-3.14159265358979) translate (9.384cm 2.746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42" draw:text-style-name="P14" draw:layer="layout" draw:type="curve" draw:line-skew="-0.344cm" svg:x1="8.987cm" svg:y1="4.263cm" svg:x2="8.987cm" svg:y2="3.32cm" svg:d="M8987 4263c249 0 249-943 0-943" svg:viewBox="0 0 188 944">
            <text:p/>
          </draw:connector>
          <draw:g>
            <draw:frame draw:style-name="gr43" draw:text-style-name="P15" draw:layer="layout" svg:width="0.463cm" svg:height="0.276cm" svg:x="9.127cm" svg:y="5.184cm">
              <draw:text-box>
                <text:p text:style-name="P3"><text:span text:style-name="T6">ATP</text:span></text:p>
              </draw:text-box>
            </draw:frame>
            <draw:custom-shape draw:style-name="gr34" draw:text-style-name="P20" draw:layer="layout" svg:width="0.25cm" svg:height="0.25cm" svg:x="8.746cm" svg:y="5.1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5" draw:layer="layout" svg:width="0.51cm" svg:height="0.276cm" svg:x="9.127cm" svg:y="5.584cm">
              <draw:text-box>
                <text:p text:style-name="P3"><text:span text:style-name="T6">ADP</text:span></text:p>
              </draw:text-box>
            </draw:frame>
            <draw:custom-shape draw:style-name="gr45" draw:text-style-name="P25" draw:layer="layout" svg:width="0.25cm" svg:height="0.25cm" svg:x="8.746cm" svg:y="5.5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15" draw:layer="layout" svg:width="1.399cm" svg:height="0.276cm" svg:x="8.505cm" svg:y="4.67cm">
            <draw:text-box>
              <text:p text:style-name="P3"><text:span text:style-name="T6">Mitochondria</text:span></text:p>
            </draw:text-box>
          </draw:frame>
          <draw:g>
            <draw:custom-shape draw:style-name="gr45" draw:text-style-name="P25" draw:layer="layout" svg:width="0.25cm" svg:height="0.25cm" svg:x="9.432cm" svg:y="4.14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0.25cm" svg:height="0.25cm" svg:x="9.432cm" svg:y="3.19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47" draw:text-style-name="P14" draw:layer="layout" draw:type="curve" draw:line-skew="0.35cm" svg:x1="9.432cm" svg:y1="4.27cm" svg:x2="9.432cm" svg:y2="3.32cm" svg:d="M9432 4270c-240 0-240-950 0-950" svg:viewBox="0 0 181 951">
            <text:p/>
          </draw:connector>
          <draw:custom-shape draw:style-name="gr48" draw:text-style-name="P18" draw:layer="layout" svg:width="0.676cm" svg:height="0.677cm" draw:transform="skewX (-0.0013962634015955) rotate (0.926769832808989) translate (8.679cm 4.359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26" draw:layer="layout" svg:width="0.493cm" svg:height="0.276cm" svg:x="9.487cm" svg:y="3.694cm">
            <draw:text-box>
              <text:p><text:span text:style-name="T6">ANT</text:span></text:p>
            </draw:text-box>
          </draw:frame>
        </draw:g>
        <draw:g>
          <draw:frame draw:style-name="gr50" draw:text-style-name="P26" draw:layer="layout" svg:width="0.967cm" svg:height="0.276cm" svg:x="2.383cm" svg:y="6.447cm">
            <draw:text-box>
              <text:p><text:span text:style-name="T6">Pyruvate</text:span></text:p>
            </draw:text-box>
          </draw:frame>
          <draw:frame draw:style-name="gr51" draw:text-style-name="P26" draw:layer="layout" svg:width="1.399cm" svg:height="0.276cm" svg:x="5.044cm" svg:y="6.447cm">
            <draw:text-box>
              <text:p><text:span text:style-name="T6">Mitochondria</text:span></text:p>
            </draw:text-box>
          </draw:frame>
          <draw:custom-shape draw:style-name="gr52" draw:text-style-name="P27" draw:layer="layout" svg:width="7.9cm" svg:height="3.2cm" svg:x="1.951cm" svg:y="6.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245cm" svg:height="2.239cm" svg:x="2.3cm" svg:y="7.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draw:layer="layout" svg:width="0.875cm" svg:height="0.85cm" draw:transform="skewX (0.00122173047639605) rotate (2.57994570029802) translate (7.766cm 8.667cm)">
            <text:p/>
            <draw:enhanced-geometry svg:viewBox="0 0 21600 21600" draw:text-areas="0 0 21600 21600" draw:type="circular-arrow" draw:modifiers="-92.515169551037 22.2570152108089 9884.390241509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29" draw:layer="layout" svg:width="1.078cm" svg:height="1.047cm" draw:transform="skewX (-0.000872664625997164) rotate (3.1384510609362) translate (4.288cm 8.626cm)">
            <text:p/>
            <draw:enhanced-geometry svg:viewBox="0 0 21600 21600" draw:mirror-horizontal="false" draw:mirror-vertical="false" draw:text-areas="0 0 21600 21600" draw:type="circular-arrow" draw:modifiers="134.920572840751 20.5700545983234 9033.796404471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31" draw:layer="layout" svg:width="0.247cm" svg:height="0.246cm" svg:x="9.055cm" svg:y="8.364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9" draw:layer="layout" svg:width="0.297cm" svg:height="1.711cm" svg:x="2.547cm" svg:y="6.723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8" draw:text-style-name="P3" draw:layer="layout" svg:width="0.155cm" svg:height="1.571cm" draw:transform="rotate (-3.14159265358979) translate (8.767cm 8.758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2" draw:layer="layout" svg:width="0.246cm" svg:height="0.245cm" svg:x="8.092cm" svg:y="8.367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3" draw:layer="layout" svg:width="0.875cm" svg:height="0.85cm" draw:transform="skewX (0.00226892802759265) rotate (1.13411494794592) translate (8.107cm 8.808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35" draw:layer="layout" svg:width="0.832cm" svg:height="0.833cm" svg:x="8.273cm" svg:y="7.323cm">
              <text:p text:style-name="P34"><text:span text:style-name="T8">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2" draw:text-style-name="P3" draw:layer="layout" svg:width="0.153cm" svg:height="1.572cm" svg:x="5.665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3" draw:layer="layout" svg:width="0.155cm" svg:height="1.572cm" svg:x="5.349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0.155cm" svg:height="1.571cm" svg:x="5.981cm" svg:y="7.18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6" draw:layer="layout" svg:width="2.899cm" svg:height="0.966cm" svg:x="4.303cm" svg:y="7.594cm">
            <text:p text:style-name="P19"><text:span text:style-name="T6">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5" draw:text-style-name="P37" draw:layer="layout" svg:width="0.3cm" svg:height="0.297cm" svg:x="4.568cm" svg:y="7.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0.3cm" svg:height="0.3cm" svg:x="6.739cm" svg:y="7.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12" draw:layer="layout" svg:x1="4.714cm" svg:y1="7.931cm" svg:x2="6.937cm" svg:y2="7.931cm">
              <text:p/>
            </draw:line>
            <draw:line draw:style-name="gr66" draw:text-style-name="P12" draw:layer="layout" svg:x1="4.718cm" svg:y1="8.248cm" svg:x2="6.937cm" svg:y2="8.248cm">
              <text:p/>
            </draw:line>
          </draw:g>
          <draw:line draw:style-name="gr67" draw:text-style-name="P12" draw:layer="layout" svg:x1="6.837cm" svg:y1="9.525cm" svg:x2="6.837cm" svg:y2="9.284cm">
            <text:p/>
          </draw:line>
          <draw:g>
            <draw:custom-shape draw:style-name="gr68" draw:text-style-name="P37" draw:layer="layout" svg:width="0.439cm" svg:height="0.54cm" svg:x="6.613cm" svg:y="9.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69" draw:text-style-name="P38" draw:layer="layout" svg:width="0.138cm" svg:height="0.139cm" draw:transform="rotate (1.55631009400334) translate (6.682cm 10.136cm)" draw:kind="cut" draw:start-angle="268.91" draw:end-angle="93.47">
              <text:p/>
            </draw:ellipse>
            <draw:custom-shape draw:style-name="gr70" draw:text-style-name="P39" draw:layer="layout" svg:width="0.117cm" svg:height="0.557cm" svg:x="6.776cm" svg:y="9.505cm">
              <text:p/>
              <draw:enhanced-geometry svg:viewBox="0 0 21600 21600" draw:mirror-vertical="true" draw:type="rectangle" draw:enhanced-path="M 0 0 L 21600 0 21600 21600 0 21600 0 0 Z N"/>
            </draw:custom-shape>
            <draw:line draw:style-name="gr71" draw:text-style-name="P12" draw:layer="layout" svg:x1="6.777cm" svg:y1="10.029cm" svg:x2="6.78cm" svg:y2="9.513cm">
              <text:p/>
            </draw:line>
            <draw:line draw:style-name="gr71" draw:text-style-name="P12" draw:layer="layout" svg:x1="6.893cm" svg:y1="10.071cm" svg:x2="6.89cm" svg:y2="9.513cm">
              <text:p/>
            </draw:line>
            <draw:custom-shape draw:style-name="gr72" draw:text-style-name="P40" draw:layer="layout" svg:width="0.373cm" svg:height="0.03cm" svg:x="6.649cm" svg:y="10.071cm">
              <text:p/>
              <draw:enhanced-geometry svg:viewBox="0 0 21600 21600" draw:type="rectangle" draw:enhanced-path="M 0 0 L 21600 0 21600 21600 0 21600 0 0 Z N"/>
            </draw:custom-shape>
          </draw:g>
          <draw:g>
            <draw:g>
              <draw:custom-shape draw:style-name="gr56" draw:text-style-name="P42" draw:layer="layout" svg:width="0.247cm" svg:height="0.247cm" svg:x="9.031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2" draw:layer="layout" svg:width="0.247cm" svg:height="0.247cm" svg:x="9.031cm" svg:y="9.116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43" draw:layer="layout" svg:width="0.245cm" svg:height="0.247cm" svg:x="8.098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layout" svg:width="0.246cm" svg:height="0.247cm" svg:x="8.1cm" svg:y="9.116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44" draw:layer="layout" svg:width="0.261cm" svg:height="0.38cm" draw:transform="rotate (-3.14159265358979) translate (8.817cm 9.88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45" draw:layer="layout" svg:width="0.428cm" svg:height="0.569cm" svg:x="8.474cm" svg:y="9.46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75" draw:text-style-name="P5" draw:layer="layout" draw:type="curve" draw:line-skew="0.264cm" svg:x1="9.031cm" svg:y1="10.245cm" svg:x2="9.031cm" svg:y2="9.24cm" svg:d="M9031 10245c-370 0-370-1005 0-1005" svg:viewBox="0 0 278 1006">
              <text:p/>
            </draw:connector>
            <draw:connector draw:style-name="gr76" draw:text-style-name="P5" draw:layer="layout" draw:type="curve" draw:line-skew="-0.237cm" svg:x1="8.346cm" svg:y1="9.24cm" svg:x2="8.343cm" svg:y2="10.245cm" svg:d="M8346 9240c409 0 411 1005-3 1005" svg:viewBox="0 0 311 1006">
              <text:p/>
            </draw:connector>
          </draw:g>
          <draw:frame draw:style-name="gr50" draw:text-style-name="P26" draw:layer="layout" svg:width="0.967cm" svg:height="0.276cm" svg:x="2.383cm" svg:y="8.398cm">
            <draw:text-box>
              <text:p><text:span text:style-name="T6">Pyruvate</text:span></text:p>
            </draw:text-box>
          </draw:frame>
          <draw:frame draw:style-name="gr77" draw:text-style-name="P26" draw:layer="layout" svg:width="0.722cm" svg:height="0.276cm" svg:x="3.389cm" svg:y="7.462cm">
            <draw:text-box>
              <text:p><text:span text:style-name="T6">Citrate</text:span></text:p>
            </draw:text-box>
          </draw:frame>
          <draw:frame draw:style-name="gr78" draw:text-style-name="P46" draw:layer="layout" svg:width="0.451cm" svg:height="0.335cm" svg:x="7.51cm" svg:y="7.505cm">
            <draw:text-box>
              <text:p><text:span text:style-name="T9">H</text:span><text:span text:style-name="T10">2</text:span><text:span text:style-name="T9">O</text:span></text:p>
            </draw:text-box>
          </draw:frame>
          <draw:frame draw:style-name="gr79" draw:text-style-name="P46" draw:layer="layout" svg:width="0.273cm" svg:height="0.335cm" svg:x="7.534cm" svg:y="8.373cm">
            <draw:text-box>
              <text:p><text:span text:style-name="T9">O</text:span><text:span text:style-name="T10">2</text:span></text:p>
            </draw:text-box>
          </draw:frame>
          <draw:g>
            <draw:line draw:style-name="gr80" draw:text-style-name="P47" draw:layer="layout" svg:x1="5.551cm" svg:y1="7.76cm" svg:x2="6.237cm" svg:y2="7.755cm">
              <text:p/>
            </draw:line>
            <draw:custom-shape draw:style-name="gr81" draw:text-style-name="P48" draw:layer="layout" svg:width="0.6cm" svg:height="0.246cm" svg:x="4.563cm" svg:y="7.637cm">
              <text:p text:style-name="P19"><text:span text:style-name="T11">CoQH</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48" draw:layer="layout" svg:width="0.407cm" svg:height="0.2cm" svg:x="4.564cm" svg:y="8.317cm">
              <text:p text:style-name="P19"><text:span text:style-name="T11">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9" draw:layer="layout" svg:width="0.7cm" svg:height="0.7cm" draw:transform="rotate (2.76355433760782) translate (4.83cm 8.566cm)">
              <text:p/>
              <draw:enhanced-geometry svg:viewBox="0 0 21600 21600" draw:text-areas="0 0 21600 21600" draw:type="circular-arrow" draw:modifiers="-90.7355687380877 33.5120519174338 9627.1413697257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4" draw:text-style-name="P50" draw:layer="layout" svg:width="0.3cm" svg:height="0.3cm" svg:x="5.265cm" svg:y="7.607cm">
              <draw:text-box>
                <text:p text:style-name="P49"><text:span text:style-name="T13">e</text:span><text:span text:style-name="T14">-</text:span></text:p>
              </draw:text-box>
            </draw:frame>
            <draw:frame draw:style-name="gr84" draw:text-style-name="P50" draw:layer="layout" svg:width="0.3cm" svg:height="0.3cm" svg:x="6.293cm" svg:y="7.607cm">
              <draw:text-box>
                <text:p text:style-name="P49"><text:span text:style-name="T13">e</text:span><text:span text:style-name="T14">-</text:span></text:p>
              </draw:text-box>
            </draw:frame>
          </draw:g>
          <draw:frame draw:style-name="gr85" draw:text-style-name="P26" draw:layer="layout" svg:width="0.443cm" svg:height="0.335cm" svg:x="2.513cm" svg:y="9.145cm">
            <draw:text-box>
              <text:p><text:span text:style-name="T9">H+</text:span><text:span text:style-name="T10">M</text:span></text:p>
            </draw:text-box>
          </draw:frame>
          <draw:frame draw:style-name="gr86" draw:text-style-name="P26" draw:layer="layout" svg:width="0.324cm" svg:height="0.276cm" svg:x="2.513cm" svg:y="9.752cm">
            <draw:text-box>
              <text:p><text:span text:style-name="T6">H+</text:span></text:p>
            </draw:text-box>
          </draw:frame>
          <draw:frame draw:style-name="gr86" draw:text-style-name="P51" draw:layer="layout" svg:width="0.324cm" svg:height="0.276cm" svg:x="5.581cm" svg:y="6.908cm">
            <draw:text-box>
              <text:p><text:span text:style-name="T6">H</text:span><text:span text:style-name="T9">+</text:span></text:p>
            </draw:text-box>
          </draw:frame>
          <draw:frame draw:style-name="gr86" draw:text-style-name="P26" draw:layer="layout" svg:width="0.324cm" svg:height="0.276cm" svg:x="8.528cm" svg:y="6.908cm">
            <draw:text-box>
              <text:p><text:span text:style-name="T6">H+</text:span></text:p>
            </draw:text-box>
          </draw:frame>
          <draw:frame draw:style-name="gr85" draw:text-style-name="P26" draw:layer="layout" svg:width="0.443cm" svg:height="0.335cm" svg:x="8.47cm" svg:y="8.741cm">
            <draw:text-box>
              <text:p><text:span text:style-name="T9">H+</text:span><text:span text:style-name="T10">M</text:span></text:p>
            </draw:text-box>
          </draw:frame>
          <draw:line draw:style-name="gr87" draw:text-style-name="P3" draw:layer="layout" svg:x1="3.119cm" svg:y1="9.191cm" svg:x2="3.119cm" svg:y2="9.932cm">
            <text:p/>
          </draw:line>
          <draw:frame draw:style-name="gr88" draw:text-style-name="P26" draw:layer="layout" svg:width="1.653cm" svg:height="0.276cm" svg:x="4.473cm" svg:y="9.627cm">
            <draw:text-box>
              <text:p><text:span text:style-name="T6">Intermembrane</text:span></text:p>
            </draw:text-box>
          </draw:frame>
          <draw:frame draw:style-name="gr3" draw:text-style-name="P26" draw:layer="layout" svg:width="0.667cm" svg:height="0.276cm" svg:x="4.966cm" svg:y="9.224cm">
            <draw:text-box>
              <text:p><text:span text:style-name="T6">Matrix</text:span></text:p>
            </draw:text-box>
          </draw:frame>
          <draw:g>
            <svg:title>TexMaths</svg:title>
            <svg:desc>16§latex§\Delta\psi§svg§600§TRUE§</svg:desc>
            <draw:polygon draw:style-name="gr89" draw:text-style-name="P52" draw:layer="layout" svg:width="0.77cm" svg:height="0.463cm" svg:x="3.246cm" svg:y="9.337cm" svg:viewBox="0 0 771 464" draw:points="385,464 0,464 0,0 771,0 771,464">
              <text:p/>
            </draw:polygon>
            <draw:path draw:style-name="gr90" draw:text-style-name="P53" draw:layer="layout" svg:width="0.415cm" svg:height="0.404cm" svg:x="3.245cm" svg:y="9.309cm" svg:viewBox="0 0 416 405" svg:d="M223 10c-4-7-5-10-14-10-11 0-12 3-16 10l-190 383c-3 5-3 7-3 7 0 5 4 5 13 5h391c9 0 12 0 12-5 0 0 0-2-3-7zM191 56l151 305h-304z">
              <text:p/>
            </draw:path>
            <draw:path draw:style-name="gr90" draw:text-style-name="P53" draw:layer="layout" svg:width="0.341cm" svg:height="0.506cm" svg:x="3.703cm" svg:y="9.322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85" draw:text-style-name="P26" draw:layer="layout" svg:width="0.443cm" svg:height="0.335cm" svg:x="5.524cm" svg:y="8.766cm">
            <draw:text-box>
              <text:p><text:span text:style-name="T6">H+</text:span><text:span text:style-name="T10">M</text:span></text:p>
            </draw:text-box>
          </draw:frame>
          <draw:frame draw:style-name="gr91" draw:text-style-name="P46" draw:layer="layout" svg:width="0.595cm" svg:height="0.276cm" svg:x="6.577cm" svg:y="9.017cm">
            <draw:text-box>
              <text:p><text:span text:style-name="T9">Ca+2</text:span></text:p>
            </draw:text-box>
          </draw:frame>
          <draw:frame draw:style-name="gr92" draw:text-style-name="P26" draw:layer="layout" svg:width="0.561cm" svg:height="0.276cm" svg:x="7.137cm" svg:y="9.627cm">
            <draw:text-box>
              <text:p><text:span text:style-name="T6">MCU</text:span></text:p>
            </draw:text-box>
          </draw:frame>
          <draw:frame draw:style-name="gr93" draw:text-style-name="P26" draw:layer="layout" svg:width="0.493cm" svg:height="0.276cm" svg:x="8.985cm" svg:y="9.627cm">
            <draw:text-box>
              <text:p><text:span text:style-name="T6">ANT</text:span></text:p>
            </draw:text-box>
          </draw:frame>
          <draw:frame draw:style-name="gr93" draw:text-style-name="P26" draw:layer="layout" svg:width="0.493cm" svg:height="0.276cm" svg:x="3.504cm" svg:y="7.958cm">
            <draw:text-box>
              <text:p><text:span text:style-name="T6">TCA</text:span></text:p>
            </draw:text-box>
          </draw:frame>
          <draw:custom-shape draw:style-name="gr94" draw:text-style-name="P29" draw:layer="layout" svg:width="0.876cm" svg:height="0.848cm" draw:transform="skewX (-0.00244346095279211) rotate (2.69164677242565) translate (3.499cm 8.893cm)">
            <text:p/>
            <draw:enhanced-geometry svg:viewBox="0 0 21600 21600" draw:text-areas="0 0 21600 21600" draw:type="circular-arrow" draw:modifiers="-36.2671924569207 19.0528199390005 8689.96435316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26" draw:text-style-name="P13" draw:layer="layout" svg:width="0.167cm" svg:height="0.319cm" svg:x="1.565cm" svg:y="6.059cm">
          <draw:text-box>
            <text:p><text:span text:style-name="T5">c</text:span></text:p>
          </draw:text-box>
        </draw:frame>
        <draw:frame draw:style-name="gr27" draw:text-style-name="P13" draw:layer="layout" svg:width="0.176cm" svg:height="0.319cm" svg:x="1.565cm" svg:y="10.46cm">
          <draw:text-box>
            <text:p><text:span text:style-name="T5">d</text:span></text:p>
          </draw:text-box>
        </draw:frame>
        <draw:frame draw:style-name="gr26" draw:text-style-name="P13" draw:layer="layout" svg:width="0.167cm" svg:height="0.319cm" svg:x="5.891cm" svg:y="10.461cm">
          <draw:text-box>
            <text:p><text:span text:style-name="T5">e</text:span></text:p>
          </draw:text-box>
        </draw:frame>
        <draw:g>
          <draw:g>
            <draw:line draw:style-name="gr95" draw:text-style-name="P12" draw:layer="layout" svg:x1="6.158cm" svg:y1="12.395cm" svg:x2="9.988cm" svg:y2="12.395cm">
              <text:p/>
            </draw:line>
            <draw:frame draw:style-name="gr96" draw:text-style-name="P54" draw:layer="layout" svg:width="1.026cm" svg:height="0.276cm" svg:x="7.537cm" svg:y="10.805cm">
              <draw:text-box>
                <text:p text:style-name="P3"><text:span text:style-name="T15">RETROS</text:span></text:p>
              </draw:text-box>
            </draw:frame>
            <draw:g>
              <draw:line draw:style-name="gr97" draw:text-style-name="P12" draw:layer="layout" svg:x1="6.16cm" svg:y1="11.233cm" svg:x2="9.99cm" svg:y2="11.233cm">
                <text:p/>
              </draw:line>
              <draw:custom-shape draw:style-name="gr98" draw:text-style-name="P55" draw:layer="layout" svg:width="3.83cm" svg:height="0.746cm" svg:x="6.16cm" svg:y="11.20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6.715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7" xml:id="id10" draw:id="id10" draw:layer="layout" svg:width="0.262cm" svg:height="0.263cm" svg:x="7.209cm" svg:y="12.135cm">
                <draw:glue-point draw:id="12" svg:x="2.442cm" svg:y="4.79cm" draw:escape-direction="left"/>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7" draw:layer="layout" svg:width="0.979cm" svg:height="0.979cm" svg:x="8.435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12" draw:layer="layout" svg:x1="8.914cm" svg:y1="12.385cm" svg:x2="9.273cm" svg:y2="12.203cm">
                    <text:p/>
                  </draw:line>
                  <draw:line draw:style-name="gr104" draw:text-style-name="P12" draw:layer="layout" svg:x1="9.273cm" svg:y1="12.203cm" svg:x2="9.321cm" svg:y2="12.291cm">
                    <text:p/>
                  </draw:line>
                </draw:g>
                <draw:g>
                  <draw:line draw:style-name="gr104" draw:text-style-name="P12" draw:layer="layout" svg:x1="8.915cm" svg:y1="12.379cm" svg:x2="9.281cm" svg:y2="12.546cm">
                    <text:p/>
                  </draw:line>
                  <draw:line draw:style-name="gr104" draw:text-style-name="P12" draw:layer="layout" svg:x1="9.281cm" svg:y1="12.546cm" svg:x2="9.242cm" svg:y2="12.638cm">
                    <text:p/>
                  </draw:line>
                </draw:g>
                <draw:g>
                  <draw:line draw:style-name="gr104" draw:text-style-name="P12" draw:layer="layout" svg:x1="8.915cm" svg:y1="12.379cm" svg:x2="9.044cm" svg:y2="12.76cm">
                    <text:p/>
                  </draw:line>
                  <draw:line draw:style-name="gr104" draw:text-style-name="P12" draw:layer="layout" svg:x1="9.045cm" svg:y1="12.76cm" svg:x2="8.951cm" svg:y2="12.795cm">
                    <text:p/>
                  </draw:line>
                </draw:g>
                <draw:g>
                  <draw:line draw:style-name="gr104" draw:text-style-name="P12" draw:layer="layout" svg:x1="8.915cm" svg:y1="12.379cm" svg:x2="8.73cm" svg:y2="12.736cm">
                    <text:p/>
                  </draw:line>
                  <draw:line draw:style-name="gr104" draw:text-style-name="P12" draw:layer="layout" svg:x1="8.73cm" svg:y1="12.737cm" svg:x2="8.64cm" svg:y2="12.694cm">
                    <text:p/>
                  </draw:line>
                </draw:g>
                <draw:g>
                  <draw:line draw:style-name="gr104" draw:text-style-name="P12" draw:layer="layout" svg:x1="8.914cm" svg:y1="12.38cm" svg:x2="8.548cm" svg:y2="12.214cm">
                    <text:p/>
                  </draw:line>
                  <draw:line draw:style-name="gr104" draw:text-style-name="P12" draw:layer="layout" svg:x1="8.548cm" svg:y1="12.214cm" svg:x2="8.587cm" svg:y2="12.122cm">
                    <text:p/>
                  </draw:line>
                </draw:g>
                <draw:g>
                  <draw:line draw:style-name="gr104" draw:text-style-name="P12" draw:layer="layout" svg:x1="8.915cm" svg:y1="12.38cm" svg:x2="8.727cm" svg:y2="12.024cm">
                    <text:p/>
                  </draw:line>
                  <draw:line draw:style-name="gr104" draw:text-style-name="P12" draw:layer="layout" svg:x1="8.727cm" svg:y1="12.023cm" svg:x2="8.814cm" svg:y2="11.974cm">
                    <text:p/>
                  </draw:line>
                </draw:g>
                <draw:g>
                  <draw:line draw:style-name="gr104" draw:text-style-name="P12" draw:layer="layout" svg:x1="8.914cm" svg:y1="12.38cm" svg:x2="9.053cm" svg:y2="12.002cm">
                    <text:p/>
                  </draw:line>
                  <draw:line draw:style-name="gr104" draw:text-style-name="P12" draw:layer="layout" svg:x1="9.053cm" svg:y1="12.002cm" svg:x2="9.148cm" svg:y2="12.033cm">
                    <text:p/>
                  </draw:line>
                </draw:g>
                <draw:g>
                  <draw:line draw:style-name="gr104" draw:text-style-name="P12" draw:layer="layout" svg:x1="8.915cm" svg:y1="12.38cm" svg:x2="8.539cm" svg:y2="12.523cm">
                    <text:p/>
                  </draw:line>
                  <draw:line draw:style-name="gr104" draw:text-style-name="P12" draw:layer="layout" svg:x1="8.54cm" svg:y1="12.523cm" svg:x2="8.501cm" svg:y2="12.431cm">
                    <text:p/>
                  </draw:line>
                </draw:g>
              </draw:g>
              <draw:custom-shape draw:style-name="gr105" draw:text-style-name="P33" draw:layer="layout" svg:width="0.785cm" svg:height="0.76cm" draw:transform="rotate (1.00496058329834) translate (6.32cm 13.348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12" draw:id="id12" draw:layer="layout" svg:width="0.263cm" svg:height="0.263cm" svg:x="6.767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8" draw:layer="layout" svg:width="0.442cm" svg:height="0.424cm" svg:x="6.672cm" svg:y="12.5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26" xml:id="id11" draw:id="id11" draw:layer="layout" svg:width="1.567cm" svg:height="0.335cm" svg:x="7.5cm" svg:y="13.655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573cm" svg:y="-5cm" draw:escape-direction="right"/>
                <draw:glue-point draw:id="5" svg:x="-5cm" svg:y="-2.561cm"/>
                <draw:glue-point draw:id="6" svg:x="-4.236cm" svg:y="-5cm" draw:escape-direction="left"/>
              </draw:frame>
              <draw:frame draw:style-name="gr109" draw:text-style-name="P2" draw:layer="layout" svg:width="0.701cm" svg:height="0.276cm" svg:x="6.001cm" svg:y="13.135cm">
                <draw:text-box>
                  <text:p><text:span text:style-name="T1">NADH</text:span></text:p>
                </draw:text-box>
              </draw:frame>
              <draw:frame draw:style-name="gr110" draw:text-style-name="P59" draw:layer="layout" svg:width="1.103cm" svg:height="0.276cm" draw:transform="rotate (1.5707963267949) translate (6.359cm 12.841cm)">
                <draw:text-box>
                  <text:p><text:span text:style-name="T21">Complex I</text:span></text:p>
                </draw:text-box>
              </draw:frame>
              <draw:frame draw:style-name="gr111" draw:text-style-name="P59" draw:layer="layout" svg:width="1.2cm" svg:height="0.276cm" draw:transform="rotate (1.5707963267949) translate (9.406cm 12.855cm)">
                <draw:text-box>
                  <text:p><text:span text:style-name="T21">Complex V</text:span></text:p>
                </draw:text-box>
              </draw:frame>
              <draw:frame draw:style-name="gr86" draw:text-style-name="P26" draw:layer="layout" svg:width="0.324cm" svg:height="0.276cm" svg:x="6.84cm" svg:y="11.412cm">
                <draw:text-box>
                  <text:p><text:span text:style-name="T6">H</text:span><text:span text:style-name="T9">+</text:span></text:p>
                </draw:text-box>
              </draw:frame>
              <draw:line draw:style-name="gr112" draw:text-style-name="P3" draw:layer="layout" svg:x1="9.798cm" svg:y1="11.656cm" svg:x2="9.798cm" svg:y2="13.154cm">
                <text:p/>
              </draw:line>
              <draw:g>
                <svg:title>TexMaths</svg:title>
                <svg:desc>12§latex§\Delta\psi§svg§600§TRUE§</svg:desc>
                <draw:polygon draw:style-name="gr89" draw:text-style-name="P52" draw:layer="layout" svg:width="0.577cm" svg:height="0.347cm" svg:x="9.5cm" svg:y="13.252cm" svg:viewBox="0 0 578 348" draw:points="289,348 0,348 0,0 578,0 578,348">
                  <text:p/>
                </draw:polygon>
                <draw:path draw:style-name="gr90" draw:text-style-name="P53" draw:layer="layout" svg:width="0.311cm" svg:height="0.303cm" svg:x="9.499cm" svg:y="13.231cm" svg:viewBox="0 0 312 304" svg:d="M167 8c-3-6-4-8-11-8s-8 2-11 8l-143 287c-2 4-2 5-2 5 0 4 3 4 10 4h293c7 0 9 0 9-4 0 0 0-1-2-5zM143 42l113 229h-227z">
                  <text:p/>
                </draw:path>
                <draw:path draw:style-name="gr90" draw:text-style-name="P53" draw:layer="layout" svg:width="0.255cm" svg:height="0.379cm" svg:x="9.843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6.173cm" svg:y="11.13cm">
                <draw:text-box>
                  <text:p><text:span text:style-name="T6">MOM</text:span></text:p>
                </draw:text-box>
              </draw:frame>
              <draw:frame draw:style-name="gr114" draw:text-style-name="P26" draw:layer="layout" svg:width="0.345cm" svg:height="0.276cm" svg:x="8.736cm" svg:y="12.286cm">
                <draw:text-box>
                  <text:p><text:span text:style-name="T6">CV</text:span></text:p>
                </draw:text-box>
              </draw:frame>
              <draw:connector draw:style-name="gr115" draw:text-style-name="P12" draw:layer="layout" draw:type="curve" draw:line-skew="-0.203cm 0.665cm" svg:x1="7.433cm" svg:y1="12.36cm" svg:x2="7.62cm" svg:y2="13.655cm" draw:start-shape="id10" draw:start-glue-point="9" draw:end-shape="id11" draw:end-glue-point="6" svg:d="M7433 12360c0 696 116 579 180 729s74 566 7 566" svg:viewBox="0 0 234 1296">
                <text:p/>
              </draw:connector>
              <draw:connector draw:style-name="gr115" draw:text-style-name="P12" draw:layer="layout" draw:type="curve" draw:line-skew="-0.194cm 1.069cm 1.021cm" svg:x1="7.03cm" svg:y1="12.74cm" svg:x2="7.5cm" svg:y2="13.737cm" draw:start-shape="id12" draw:start-glue-point="10" draw:end-shape="id11" draw:end-glue-point="5" svg:d="M7030 12740c459 0 307 436 282 436-24 0-131 561 188 561" svg:viewBox="0 0 471 998">
                <text:p/>
              </draw:connector>
              <draw:frame draw:style-name="gr3" draw:text-style-name="P60" draw:layer="layout" svg:width="0.667cm" svg:height="0.276cm" svg:x="7.177cm" svg:y="13.135cm">
                <draw:text-box>
                  <text:p><text:span text:style-name="T1">NAD</text:span><text:span text:style-name="T22">+</text:span></text:p>
                </draw:text-box>
              </draw:frame>
              <draw:frame draw:style-name="gr86" draw:text-style-name="P26" draw:layer="layout" svg:width="0.324cm" svg:height="0.276cm" svg:x="7.44cm" svg:y="11.412cm">
                <draw:text-box>
                  <text:p><text:span text:style-name="T6">H</text:span><text:span text:style-name="T9">+</text:span></text:p>
                </draw:text-box>
              </draw:frame>
              <draw:frame draw:style-name="gr86" draw:text-style-name="P26" draw:layer="layout" svg:width="0.324cm" svg:height="0.276cm" svg:x="8.04cm" svg:y="11.412cm">
                <draw:text-box>
                  <text:p><text:span text:style-name="T6">H</text:span><text:span text:style-name="T9">+</text:span></text:p>
                </draw:text-box>
              </draw:frame>
              <draw:frame draw:style-name="gr86" draw:text-style-name="P26" draw:layer="layout" svg:width="0.324cm" svg:height="0.276cm" svg:x="8.64cm" svg:y="11.412cm">
                <draw:text-box>
                  <text:p><text:span text:style-name="T6">H</text:span><text:span text:style-name="T9">+</text:span></text:p>
                </draw:text-box>
              </draw:frame>
              <draw:custom-shape draw:style-name="gr116" draw:text-style-name="P62" xml:id="id14" draw:id="id14" draw:layer="layout" svg:width="0.64cm" svg:height="0.278cm" svg:x="7.719cm" svg:y="11.921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13" draw:id="id13" draw:layer="layout" svg:width="0.475cm" svg:height="0.265cm" svg:x="7.719cm" svg:y="12.563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3" draw:layer="layout" svg:width="0.441cm" svg:height="0.424cm" svg:x="7.113cm" svg:y="12.0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12" draw:layer="layout" draw:type="curve" draw:line-skew="0.293cm" svg:x1="7.719cm" svg:y1="12.695cm" svg:x2="7.719cm" svg:y2="12.06cm" draw:start-shape="id13" draw:start-glue-point="3" draw:end-shape="id14" draw:end-glue-point="3" svg:d="M7719 12695c-333 0-333-635 0-635" svg:viewBox="0 0 251 636">
                <text:p/>
              </draw:connector>
            </draw:g>
          </draw:g>
          <draw:g>
            <draw:line draw:style-name="gr120" draw:text-style-name="P12" draw:layer="layout" svg:x1="1.887cm" svg:y1="12.37cm" svg:x2="5.721cm" svg:y2="12.392cm">
              <text:p/>
            </draw:line>
            <draw:frame draw:style-name="gr121" draw:text-style-name="P64" draw:layer="layout" svg:width="0.997cm" svg:height="0.276cm" svg:x="3.284cm" svg:y="10.805cm">
              <draw:text-box>
                <text:p text:style-name="P3"><text:span text:style-name="T25">FETROS</text:span></text:p>
              </draw:text-box>
            </draw:frame>
            <draw:g>
              <draw:line draw:style-name="gr122" draw:text-style-name="P12" draw:layer="layout" svg:x1="1.887cm" svg:y1="11.249cm" svg:x2="5.722cm" svg:y2="11.249cm">
                <text:p/>
              </draw:line>
              <draw:custom-shape draw:style-name="gr123" draw:text-style-name="P55" draw:layer="layout" svg:width="3.831cm" svg:height="0.746cm" svg:x="1.887cm" svg:y="11.16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2.421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7" draw:layer="layout" svg:width="0.263cm" svg:height="0.263cm" svg:x="2.914cm" svg:y="12.135cm">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138cm" svg:height="1.706cm" svg:x="2.548cm" svg:y="11.486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25cm" svg:height="0.25cm" svg:x="5.053cm" svg:y="13.085cm">
                <text:p text:style-name="P19"><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6" draw:layer="layout" svg:width="0.25cm" svg:height="0.25cm" svg:x="4.111cm" svg:y="13.085cm">
                <text:p text:style-name="P6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37" draw:layer="layout" svg:width="0.979cm" svg:height="0.979cm" svg:x="4.152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12" draw:layer="layout" svg:x1="4.631cm" svg:y1="12.385cm" svg:x2="4.99cm" svg:y2="12.203cm">
                      <text:p/>
                    </draw:line>
                    <draw:line draw:style-name="gr127" draw:text-style-name="P12" draw:layer="layout" svg:x1="4.99cm" svg:y1="12.203cm" svg:x2="5.038cm" svg:y2="12.291cm">
                      <text:p/>
                    </draw:line>
                  </draw:g>
                  <draw:g>
                    <draw:line draw:style-name="gr127" draw:text-style-name="P12" draw:layer="layout" svg:x1="4.631cm" svg:y1="12.379cm" svg:x2="4.997cm" svg:y2="12.546cm">
                      <text:p/>
                    </draw:line>
                    <draw:line draw:style-name="gr127" draw:text-style-name="P12" draw:layer="layout" svg:x1="4.998cm" svg:y1="12.546cm" svg:x2="4.959cm" svg:y2="12.638cm">
                      <text:p/>
                    </draw:line>
                  </draw:g>
                  <draw:g>
                    <draw:line draw:style-name="gr127" draw:text-style-name="P12" draw:layer="layout" svg:x1="4.632cm" svg:y1="12.379cm" svg:x2="4.761cm" svg:y2="12.76cm">
                      <text:p/>
                    </draw:line>
                    <draw:line draw:style-name="gr127" draw:text-style-name="P12" draw:layer="layout" svg:x1="4.761cm" svg:y1="12.76cm" svg:x2="4.667cm" svg:y2="12.795cm">
                      <text:p/>
                    </draw:line>
                  </draw:g>
                  <draw:g>
                    <draw:line draw:style-name="gr127" draw:text-style-name="P12" draw:layer="layout" svg:x1="4.632cm" svg:y1="12.379cm" svg:x2="4.447cm" svg:y2="12.736cm">
                      <text:p/>
                    </draw:line>
                    <draw:line draw:style-name="gr127" draw:text-style-name="P12" draw:layer="layout" svg:x1="4.447cm" svg:y1="12.737cm" svg:x2="4.357cm" svg:y2="12.694cm">
                      <text:p/>
                    </draw:line>
                  </draw:g>
                  <draw:g>
                    <draw:line draw:style-name="gr127" draw:text-style-name="P12" draw:layer="layout" svg:x1="4.631cm" svg:y1="12.38cm" svg:x2="4.265cm" svg:y2="12.214cm">
                      <text:p/>
                    </draw:line>
                    <draw:line draw:style-name="gr127" draw:text-style-name="P12" draw:layer="layout" svg:x1="4.265cm" svg:y1="12.214cm" svg:x2="4.304cm" svg:y2="12.122cm">
                      <text:p/>
                    </draw:line>
                  </draw:g>
                  <draw:g>
                    <draw:line draw:style-name="gr127" draw:text-style-name="P12" draw:layer="layout" svg:x1="4.631cm" svg:y1="12.38cm" svg:x2="4.443cm" svg:y2="12.024cm">
                      <text:p/>
                    </draw:line>
                    <draw:line draw:style-name="gr127" draw:text-style-name="P12" draw:layer="layout" svg:x1="4.443cm" svg:y1="12.023cm" svg:x2="4.53cm" svg:y2="11.974cm">
                      <text:p/>
                    </draw:line>
                  </draw:g>
                  <draw:g>
                    <draw:line draw:style-name="gr127" draw:text-style-name="P12" draw:layer="layout" svg:x1="4.631cm" svg:y1="12.38cm" svg:x2="4.77cm" svg:y2="12.002cm">
                      <text:p/>
                    </draw:line>
                    <draw:line draw:style-name="gr127" draw:text-style-name="P12" draw:layer="layout" svg:x1="4.769cm" svg:y1="12.002cm" svg:x2="4.864cm" svg:y2="12.033cm">
                      <text:p/>
                    </draw:line>
                  </draw:g>
                </draw:g>
                <draw:g>
                  <draw:line draw:style-name="gr104" draw:text-style-name="P12" draw:layer="layout" svg:x1="4.632cm" svg:y1="12.38cm" svg:x2="4.256cm" svg:y2="12.523cm">
                    <text:p/>
                  </draw:line>
                  <draw:line draw:style-name="gr104" draw:text-style-name="P12" draw:layer="layout" svg:x1="4.256cm" svg:y1="12.523cm" svg:x2="4.217cm" svg:y2="12.431cm">
                    <text:p/>
                  </draw:line>
                </draw:g>
              </draw:g>
              <draw:custom-shape draw:style-name="gr128" draw:text-style-name="P58" draw:layer="layout" svg:width="0.441cm" svg:height="0.424cm" svg:x="2.387cm" svg:y="12.5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5" draw:text-style-name="P33" draw:layer="layout" svg:width="0.785cm" svg:height="0.76cm" draw:transform="skewX (-0.00139626340159551) rotate (1.00496058329834) translate (2.072cm 13.348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17" draw:id="id17" draw:layer="layout" svg:width="0.262cm" svg:height="0.263cm" svg:x="2.473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6" xml:id="id18" draw:id="id18" draw:layer="layout" svg:width="1.567cm" svg:height="0.335cm" svg:x="3.289cm" svg:y="13.669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487cm" svg:y="-5cm" draw:escape-direction="left"/>
                <draw:glue-point draw:id="5" svg:x="-4.995cm" svg:y="-0.165cm"/>
              </draw:frame>
              <draw:connector draw:style-name="gr129" draw:text-style-name="P12" draw:layer="layout" draw:type="curve" draw:line-skew="0.291cm" svg:x1="3.429cm" svg:y1="12.703cm" svg:x2="3.429cm" svg:y2="12.068cm" draw:start-shape="id15" draw:start-glue-point="3" draw:end-shape="id16" draw:end-glue-point="3" svg:d="M3429 12703c-337 0-337-635 0-635" svg:viewBox="0 0 254 636">
                <text:p/>
              </draw:connector>
              <draw:frame draw:style-name="gr109" draw:text-style-name="P2" draw:layer="layout" svg:width="0.701cm" svg:height="0.276cm" svg:x="1.703cm" svg:y="13.047cm">
                <draw:text-box>
                  <text:p><text:span text:style-name="T1">NADH</text:span></text:p>
                </draw:text-box>
              </draw:frame>
              <draw:custom-shape draw:style-name="gr105" draw:text-style-name="P33" draw:layer="layout" svg:width="0.785cm" svg:height="0.76cm" draw:transform="skewX (-0.00139626340159551) rotate (1.00496058329834) translate (4.143cm 13.359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0" draw:text-style-name="P65" draw:layer="layout" svg:width="0.138cm" svg:height="1.484cm" draw:transform="rotate (-3.14159265358979) translate (4.71cm 13.233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6" draw:text-style-name="P26" draw:layer="layout" svg:width="0.324cm" svg:height="0.276cm" svg:x="4.546cm" svg:y="11.412cm">
                <draw:text-box>
                  <text:p><text:span text:style-name="T6">H+</text:span></text:p>
                </draw:text-box>
              </draw:frame>
              <draw:frame draw:style-name="gr85" draw:text-style-name="P26" draw:layer="layout" svg:width="0.443cm" svg:height="0.335cm" svg:x="2.507cm" svg:y="13.206cm">
                <draw:text-box>
                  <text:p><text:span text:style-name="T6">H</text:span><text:span text:style-name="T26">+</text:span><text:span text:style-name="T27">M</text:span></text:p>
                </draw:text-box>
              </draw:frame>
              <draw:line draw:style-name="gr112" draw:text-style-name="P3" draw:layer="layout" svg:x1="5.56cm" svg:y1="11.656cm" svg:x2="5.56cm" svg:y2="13.154cm">
                <text:p/>
              </draw:line>
              <draw:g>
                <svg:title>TexMaths</svg:title>
                <svg:desc>12§latex§\Delta\psi§svg§600§TRUE§</svg:desc>
                <draw:polygon draw:style-name="gr89" draw:text-style-name="P52" draw:layer="layout" svg:width="0.577cm" svg:height="0.347cm" svg:x="5.263cm" svg:y="13.252cm" svg:viewBox="0 0 578 348" draw:points="289,348 0,348 0,0 578,0 578,348">
                  <text:p/>
                </draw:polygon>
                <draw:path draw:style-name="gr90" draw:text-style-name="P53" draw:layer="layout" svg:width="0.311cm" svg:height="0.303cm" svg:x="5.262cm" svg:y="13.231cm" svg:viewBox="0 0 312 304" svg:d="M167 8c-3-6-4-8-11-8s-8 2-11 8l-143 287c-2 4-2 5-2 5 0 4 3 4 10 4h293c7 0 9 0 9-4 0 0 0-1-2-5zM143 42l113 229h-227z">
                  <text:p/>
                </draw:path>
                <draw:path draw:style-name="gr90" draw:text-style-name="P53" draw:layer="layout" svg:width="0.255cm" svg:height="0.379cm" svg:x="5.606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1.898cm" svg:y="11.154cm">
                <draw:text-box>
                  <text:p><text:span text:style-name="T6">MOM</text:span></text:p>
                </draw:text-box>
              </draw:frame>
              <draw:frame draw:style-name="gr114" draw:text-style-name="P26" draw:layer="layout" svg:width="0.345cm" svg:height="0.276cm" svg:x="4.443cm" svg:y="12.286cm">
                <draw:text-box>
                  <text:p><text:span text:style-name="T6">CV</text:span></text:p>
                </draw:text-box>
              </draw:frame>
              <draw:frame draw:style-name="gr110" draw:text-style-name="P59" draw:layer="layout" svg:width="1.103cm" svg:height="0.276cm" draw:transform="rotate (1.5707963267949) translate (2.011cm 12.855cm)">
                <draw:text-box>
                  <text:p><text:span text:style-name="T21">Complex I</text:span></text:p>
                </draw:text-box>
              </draw:frame>
              <draw:frame draw:style-name="gr111" draw:text-style-name="P59" draw:layer="layout" svg:width="1.2cm" svg:height="0.276cm" draw:transform="rotate (1.5707963267949) translate (5.158cm 12.855cm)">
                <draw:text-box>
                  <text:p><text:span text:style-name="T21">Complex V</text:span></text:p>
                </draw:text-box>
              </draw:frame>
              <draw:connector draw:style-name="gr131" draw:text-style-name="P12" draw:layer="layout" draw:type="curve" draw:line-skew="-0.167cm 1.085cm 1.077cm" svg:x1="2.735cm" svg:y1="12.74cm" svg:x2="3.29cm" svg:y2="13.831cm" draw:start-shape="id17" draw:start-glue-point="10" draw:end-shape="id18" draw:end-glue-point="5" svg:d="M2735 12740c501 0 335 452 325 452-9 0-130 639 230 639" svg:viewBox="0 0 556 1092">
                <text:p/>
              </draw:connector>
              <draw:frame draw:style-name="gr3" draw:text-style-name="P60" draw:layer="layout" svg:width="0.667cm" svg:height="0.276cm" svg:x="2.972cm" svg:y="13.047cm">
                <draw:text-box>
                  <text:p><text:span text:style-name="T1">NAD+</text:span></text:p>
                </draw:text-box>
              </draw:frame>
              <draw:frame draw:style-name="gr85" draw:text-style-name="P26" draw:layer="layout" svg:width="0.443cm" svg:height="0.335cm" svg:x="4.548cm" svg:y="13.207cm">
                <draw:text-box>
                  <text:p><text:span text:style-name="T6">H</text:span><text:span text:style-name="T26">+</text:span><text:span text:style-name="T27">M</text:span></text:p>
                </draw:text-box>
              </draw:frame>
              <draw:custom-shape draw:style-name="gr116" draw:text-style-name="P62" xml:id="id16" draw:id="id16" draw:layer="layout" svg:width="0.64cm" svg:height="0.278cm" svg:x="3.429cm" svg:y="11.929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15" draw:id="id15" draw:layer="layout" svg:width="0.475cm" svg:height="0.265cm" svg:x="3.429cm" svg:y="12.571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33" draw:text-style-name="P3" draw:layer="layout" svg:width="8.897cm" svg:height="12.599cm" svg:x="1.203cm" svg:y="14.157cm">
          <draw:image xlink:href="Pictures/100002010000041B0000063AD898AD291DE7D558.png" xlink:type="simple" xlink:show="embed" xlink:actuate="onLoad" loext:mime-type="image/png">
            <text:p/>
          </draw:image>
        </draw:frame>
        <draw:frame draw:style-name="gr27" draw:text-style-name="P13" draw:layer="layout" svg:width="0.176cm" svg:height="0.319cm" svg:x="1.565cm" svg:y="14.126cm">
          <draw:text-box>
            <text:p><text:span text:style-name="T5">f</text:span></text:p>
          </draw:text-box>
        </draw:frame>
        <draw:frame draw:style-name="gr27" draw:text-style-name="P13" draw:layer="layout" svg:width="0.176cm" svg:height="0.319cm" svg:x="6.091cm" svg:y="14.127cm">
          <draw:text-box>
            <text:p><text:span text:style-name="T5">g</text:span></text:p>
          </draw:text-box>
        </draw:frame>
        <draw:frame draw:style-name="gr27" draw:text-style-name="P13" draw:layer="layout" svg:width="0.176cm" svg:height="0.319cm" svg:x="1.565cm" svg:y="18.626cm">
          <draw:text-box>
            <text:p><text:span text:style-name="T5">h</text:span></text:p>
          </draw:text-box>
        </draw:frame>
        <draw:frame draw:style-name="gr27" draw:text-style-name="P13" draw:layer="layout" svg:width="0.176cm" svg:height="0.319cm" svg:x="6.091cm" svg:y="18.627cm">
          <draw:text-box>
            <text:p><text:span text:style-name="T5">i</text:span></text:p>
          </draw:text-box>
        </draw:frame>
        <draw:frame draw:style-name="gr27" draw:text-style-name="P13" draw:layer="layout" svg:width="0.176cm" svg:height="0.319cm" svg:x="1.565cm" svg:y="23.026cm">
          <draw:text-box>
            <text:p><text:span text:style-name="T5">j</text:span></text:p>
          </draw:text-box>
        </draw:frame>
        <draw:frame draw:style-name="gr27" draw:text-style-name="P13" draw:layer="layout" svg:width="0.176cm" svg:height="0.319cm" svg:x="6.091cm" svg:y="23.027cm">
          <draw:text-box>
            <text:p><text:span text:style-name="T5">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9:40:29.548753654</meta:creation-date>
    <dc:date>2023-08-25T15:10:44.802542555</dc:date>
    <meta:editing-duration>P6DT3H49M34S</meta:editing-duration>
    <meta:editing-cycles>42</meta:editing-cycles>
    <meta:generator>LibreOffice/6.4.7.2$Linux_X86_64 LibreOffice_project/40$Build-2</meta:generator>
    <meta:document-statistic meta:object-count="562"/>
  </office:meta>
</office:document-meta>
</file>